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118"/>
    <style:style style:name="ce12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="0.0008in solid #000000"/>
    </style:style>
    <style:style style:name="ce16" style:family="table-cell" style:parent-style-name="Default" style:data-style-name="N120">
      <style:table-cell-properties fo:border="0.0008in solid #000000"/>
    </style:style>
    <style:style style:name="ce17" style:family="table-cell" style:parent-style-name="Default" style:data-style-name="N61">
      <style:table-cell-properties fo:border="0.0008in solid #000000"/>
    </style:style>
    <style:style style:name="ce18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3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</style:style>
    <style:style style:name="ce25" style:family="table-cell" style:parent-style-name="Default">
      <style:table-cell-properties fo:border-bottom="none" fo:border-left="none" fo:border-right="none" fo:border-top="0.0008in solid #000000"/>
    </style:style>
    <style:style style:name="ce2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7" style:family="table-cell" style:parent-style-name="Default">
      <style:table-cell-properties fo:border="0.0008in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="none" fo:padding-bottom="0.0193in" fo:padding-left="0.0138in" fo:padding-right="0.0138in" fo:padding-top="0.0193in"/>
    </style:style>
    <style:style style:name="ce3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2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3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38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9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0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number-columns-repeated="3" table:default-cell-style-name="ce21"/>
        <table:table-column table:style-name="co7" table:default-cell-style-name="Default"/>
        <table:table-column table:style-name="co6" table:number-columns-repeated="3" table:default-cell-style-name="ce21"/>
        <table:table-column table:style-name="co8" table:default-cell-style-name="ce21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Spacing dx=0.005, summation density, leapfrog , simu time~0.2 </text:p>
          </table:table-cell>
          <table:covered-table-cell table:style-name="ce12"/>
          <table:covered-table-cell table:number-columns-repeated="2"/>
          <table:covered-table-cell table:style-name="ce24"/>
          <table:covered-table-cell table:style-name="ce33"/>
          <table:covered-table-cell table:number-columns-repeated="2"/>
          <table:covered-table-cell table:style-name="ce24"/>
          <table:covered-table-cell table:style-name="ce33"/>
          <table:covered-table-cell table:number-columns-repeated="2"/>
          <table:table-cell table:number-columns-repeated="60"/>
        </table:table-row>
        <table:table-row table:style-name="ro1">
          <table:table-cell table:style-name="ce1"/>
          <table:table-cell table:style-name="ce12"/>
          <table:table-cell table:number-columns-repeated="2"/>
          <table:table-cell table:style-name="ce24"/>
          <table:table-cell table:style-name="ce33"/>
          <table:table-cell table:number-columns-repeated="2"/>
          <table:table-cell table:style-name="ce24"/>
          <table:table-cell table:style-name="ce33"/>
          <table:table-cell table:number-columns-repeated="62"/>
        </table:table-row>
        <table:table-row table:style-name="ro1">
          <table:table-cell table:style-name="ce2"/>
          <table:table-cell table:style-name="ce13" office:value-type="string" table:number-columns-spanned="11" table:number-rows-spanned="1">
            <text:p>Perturbation 0.05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  <table:table-cell table:style-name="ce37"/>
          <table:table-cell table:style-name="ce13" office:value-type="string" table:number-columns-spanned="11" table:number-rows-spanned="1">
            <text:p>Perturbation 0.1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  <table:table-cell table:style-name="ce37"/>
          <table:table-cell table:style-name="ce13" office:value-type="string" table:number-columns-spanned="11" table:number-rows-spanned="1">
            <text:p>Perturbation 0.15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  <table:table-cell table:style-name="ce37"/>
          <table:table-cell table:style-name="ce13" office:value-type="string" table:number-columns-spanned="11" table:number-rows-spanned="1">
            <text:p>Perturbation 0.20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  <table:table-cell table:style-name="ce37"/>
          <table:table-cell table:style-name="ce13" office:value-type="string" table:number-columns-spanned="11" table:number-rows-spanned="1">
            <text:p>Perturbation 0.25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  <table:table-cell table:style-name="ce37"/>
          <table:table-cell table:style-name="ce13" office:value-type="string" table:number-columns-spanned="11" table:number-rows-spanned="1">
            <text:p>Perturbation 0.30</text:p>
          </table:table-cell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23"/>
          <table:covered-table-cell table:style-name="ce25"/>
          <table:covered-table-cell table:style-name="ce34"/>
          <table:covered-table-cell table:style-name="ce23"/>
          <table:covered-table-cell table:style-name="ce37"/>
        </table:table-row>
        <table:table-row table:style-name="ro1">
          <table:table-cell table:style-name="ce2" office:value-type="string">
            <text:p>realisation</text:p>
          </table:table-cell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</table:table-row>
        <table:table-row table:style-name="ro1">
          <table:table-cell table:style-name="ce3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7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7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float" office:value="0.0613267">
            <text:p>0.06133</text:p>
          </table:table-cell>
          <table:table-cell table:style-name="ce16" office:value-type="float" office:value="0.0441319">
            <text:p>0.04413</text:p>
          </table:table-cell>
          <table:table-cell table:style-name="ce16" office:value-type="float" office:value="0.0380322">
            <text:p>0.03803</text:p>
          </table:table-cell>
          <table:table-cell table:style-name="ce16"/>
          <table:table-cell table:style-name="ce16" office:value-type="float" office:value="0.0223343">
            <text:p>0.02233</text:p>
          </table:table-cell>
          <table:table-cell table:style-name="ce16" office:value-type="float" office:value="0.0140928">
            <text:p>0.01409</text:p>
          </table:table-cell>
          <table:table-cell table:style-name="ce16" office:value-type="float" office:value="0.0111451">
            <text:p>0.01115</text:p>
          </table:table-cell>
          <table:table-cell table:style-name="ce16"/>
          <table:table-cell table:style-name="ce16" office:value-type="float" office:value="0.0174441">
            <text:p>0.01744</text:p>
          </table:table-cell>
          <table:table-cell table:style-name="ce16" office:value-type="float" office:value="0.0141103">
            <text:p>0.01411</text:p>
          </table:table-cell>
          <table:table-cell table:style-name="ce16" office:value-type="float" office:value="0.0134937">
            <text:p>0.01349</text:p>
          </table:table-cell>
          <table:table-cell table:style-name="ce16"/>
          <table:table-cell table:style-name="ce16" office:value-type="float" office:value="0.0627224">
            <text:p>0.06272</text:p>
          </table:table-cell>
          <table:table-cell table:style-name="ce16" office:value-type="float" office:value="0.0453922">
            <text:p>0.04539</text:p>
          </table:table-cell>
          <table:table-cell table:style-name="ce16" office:value-type="float" office:value="0.0394114">
            <text:p>0.03941</text:p>
          </table:table-cell>
          <table:table-cell table:style-name="ce16"/>
          <table:table-cell table:style-name="ce16" office:value-type="float" office:value="0.0270029">
            <text:p>0.02700</text:p>
          </table:table-cell>
          <table:table-cell table:style-name="ce16" office:value-type="float" office:value="0.0168674">
            <text:p>0.01687</text:p>
          </table:table-cell>
          <table:table-cell table:style-name="ce16" office:value-type="float" office:value="0.0128325">
            <text:p>0.01283</text:p>
          </table:table-cell>
          <table:table-cell table:style-name="ce16"/>
          <table:table-cell table:style-name="ce16" office:value-type="float" office:value="0.0209018">
            <text:p>0.02090</text:p>
          </table:table-cell>
          <table:table-cell table:style-name="ce16" office:value-type="float" office:value="0.0169527">
            <text:p>0.01695</text:p>
          </table:table-cell>
          <table:table-cell table:style-name="ce16" office:value-type="float" office:value="0.0163134">
            <text:p>0.01631</text:p>
          </table:table-cell>
          <table:table-cell table:style-name="ce16"/>
          <table:table-cell table:style-name="ce16" office:value-type="float" office:value="0.0652389">
            <text:p>0.06524</text:p>
          </table:table-cell>
          <table:table-cell table:style-name="ce16" office:value-type="float" office:value="0.0473182">
            <text:p>0.04732</text:p>
          </table:table-cell>
          <table:table-cell table:style-name="ce16" office:value-type="float" office:value="0.0413091">
            <text:p>0.04131</text:p>
          </table:table-cell>
          <table:table-cell table:style-name="ce16"/>
          <table:table-cell table:style-name="ce16" office:value-type="float" office:value="0.0270042">
            <text:p>0.02700</text:p>
          </table:table-cell>
          <table:table-cell table:style-name="ce16" office:value-type="float" office:value="0.0171644">
            <text:p>0.01716</text:p>
          </table:table-cell>
          <table:table-cell table:style-name="ce16" office:value-type="float" office:value="0.0140663">
            <text:p>0.01407</text:p>
          </table:table-cell>
          <table:table-cell table:style-name="ce16"/>
          <table:table-cell table:style-name="ce16" office:value-type="float" office:value="0.0185752">
            <text:p>0.01858</text:p>
          </table:table-cell>
          <table:table-cell table:style-name="ce16" office:value-type="float" office:value="0.0150911">
            <text:p>0.01509</text:p>
          </table:table-cell>
          <table:table-cell table:style-name="ce16" office:value-type="float" office:value="0.0145918">
            <text:p>0.01459</text:p>
          </table:table-cell>
          <table:table-cell table:style-name="ce16"/>
          <table:table-cell table:style-name="ce16" office:value-type="float" office:value="0.0674362">
            <text:p>0.06744</text:p>
          </table:table-cell>
          <table:table-cell table:style-name="ce16" office:value-type="float" office:value="0.0492909">
            <text:p>0.04929</text:p>
          </table:table-cell>
          <table:table-cell table:style-name="ce16" office:value-type="float" office:value="0.043318">
            <text:p>0.04332</text:p>
          </table:table-cell>
          <table:table-cell table:style-name="ce16"/>
          <table:table-cell table:style-name="ce16" office:value-type="float" office:value="0.0287091">
            <text:p>0.02871</text:p>
          </table:table-cell>
          <table:table-cell table:style-name="ce16" office:value-type="float" office:value="0.019275">
            <text:p>0.01928</text:p>
          </table:table-cell>
          <table:table-cell table:style-name="ce16" office:value-type="float" office:value="0.0166191">
            <text:p>0.01662</text:p>
          </table:table-cell>
          <table:table-cell table:style-name="ce16"/>
          <table:table-cell table:style-name="ce16" office:value-type="float" office:value="0.0205059">
            <text:p>0.02051</text:p>
          </table:table-cell>
          <table:table-cell table:style-name="ce16" office:value-type="float" office:value="0.016642">
            <text:p>0.01664</text:p>
          </table:table-cell>
          <table:table-cell table:style-name="ce16" office:value-type="float" office:value="0.0159709">
            <text:p>0.01597</text:p>
          </table:table-cell>
          <table:table-cell table:style-name="ce16"/>
          <table:table-cell table:style-name="ce16" office:value-type="float" office:value="0.0672943">
            <text:p>0.06729</text:p>
          </table:table-cell>
          <table:table-cell table:style-name="ce16" office:value-type="float" office:value="0.0492072">
            <text:p>0.04921</text:p>
          </table:table-cell>
          <table:table-cell table:style-name="ce16" office:value-type="float" office:value="0.0432274">
            <text:p>0.04323</text:p>
          </table:table-cell>
          <table:table-cell table:style-name="ce16"/>
          <table:table-cell table:style-name="ce16" office:value-type="float" office:value="0.0319164">
            <text:p>0.03192</text:p>
          </table:table-cell>
          <table:table-cell table:style-name="ce16" office:value-type="float" office:value="0.0208959">
            <text:p>0.02090</text:p>
          </table:table-cell>
          <table:table-cell table:style-name="ce16" office:value-type="float" office:value="0.0172">
            <text:p>0.01720</text:p>
          </table:table-cell>
          <table:table-cell table:style-name="ce16"/>
          <table:table-cell table:style-name="ce16" office:value-type="float" office:value="0.0191919">
            <text:p>0.01919</text:p>
          </table:table-cell>
          <table:table-cell table:style-name="ce16" office:value-type="float" office:value="0.0158879">
            <text:p>0.01589</text:p>
          </table:table-cell>
          <table:table-cell table:style-name="ce16" office:value-type="float" office:value="0.0153576">
            <text:p>0.01536</text:p>
          </table:table-cell>
          <table:table-cell/>
          <table:table-cell table:style-name="ce16" office:value-type="float" office:value="0.0708786">
            <text:p>0.07088</text:p>
          </table:table-cell>
          <table:table-cell table:style-name="ce16" office:value-type="float" office:value="0.0519103">
            <text:p>0.05191</text:p>
          </table:table-cell>
          <table:table-cell table:style-name="ce16" office:value-type="float" office:value="0.0458517">
            <text:p>0.04585</text:p>
          </table:table-cell>
          <table:table-cell table:style-name="ce16"/>
          <table:table-cell table:style-name="ce16" office:value-type="float" office:value="0.0357623">
            <text:p>0.03576</text:p>
          </table:table-cell>
          <table:table-cell table:style-name="ce16" office:value-type="float" office:value="0.0249942">
            <text:p>0.02499</text:p>
          </table:table-cell>
          <table:table-cell table:style-name="ce16" office:value-type="float" office:value="0.0221024">
            <text:p>0.02210</text:p>
          </table:table-cell>
          <table:table-cell table:style-name="ce16"/>
          <table:table-cell table:style-name="ce16" office:value-type="float" office:value="0.0306806">
            <text:p>0.03068</text:p>
          </table:table-cell>
          <table:table-cell table:style-name="ce16" office:value-type="float" office:value="0.0243687">
            <text:p>0.02437</text:p>
          </table:table-cell>
          <table:table-cell table:style-name="ce16" office:value-type="float" office:value="0.0231909">
            <text:p>0.02319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6" office:value-type="float" office:value="0.0617054">
            <text:p>0.06171</text:p>
          </table:table-cell>
          <table:table-cell table:style-name="ce16" office:value-type="float" office:value="0.0445202">
            <text:p>0.04452</text:p>
          </table:table-cell>
          <table:table-cell table:style-name="ce16" office:value-type="float" office:value="0.0384392">
            <text:p>0.03844</text:p>
          </table:table-cell>
          <table:table-cell table:style-name="ce16"/>
          <table:table-cell table:style-name="ce16" office:value-type="float" office:value="0.0224795">
            <text:p>0.02248</text:p>
          </table:table-cell>
          <table:table-cell table:style-name="ce16" office:value-type="float" office:value="0.0138207">
            <text:p>0.01382</text:p>
          </table:table-cell>
          <table:table-cell table:style-name="ce16" office:value-type="float" office:value="0.0103918">
            <text:p>0.01039</text:p>
          </table:table-cell>
          <table:table-cell table:style-name="ce16"/>
          <table:table-cell table:style-name="ce16" office:value-type="float" office:value="0.0172377">
            <text:p>0.01724</text:p>
          </table:table-cell>
          <table:table-cell table:style-name="ce16" office:value-type="float" office:value="0.0141494">
            <text:p>0.01415</text:p>
          </table:table-cell>
          <table:table-cell table:style-name="ce16" office:value-type="float" office:value="0.0135475">
            <text:p>0.01355</text:p>
          </table:table-cell>
          <table:table-cell table:style-name="ce16"/>
          <table:table-cell table:style-name="ce16" office:value-type="float" office:value="0.0626086">
            <text:p>0.06261</text:p>
          </table:table-cell>
          <table:table-cell table:style-name="ce16" office:value-type="float" office:value="0.0453495">
            <text:p>0.04535</text:p>
          </table:table-cell>
          <table:table-cell table:style-name="ce16" office:value-type="float" office:value="0.0392868">
            <text:p>0.03929</text:p>
          </table:table-cell>
          <table:table-cell table:style-name="ce16"/>
          <table:table-cell table:style-name="ce16" office:value-type="float" office:value="0.0208472">
            <text:p>0.02085</text:p>
          </table:table-cell>
          <table:table-cell table:style-name="ce16" office:value-type="float" office:value="0.0139558">
            <text:p>0.01396</text:p>
          </table:table-cell>
          <table:table-cell table:style-name="ce16" office:value-type="float" office:value="0.011693">
            <text:p>0.01169</text:p>
          </table:table-cell>
          <table:table-cell table:style-name="ce16"/>
          <table:table-cell table:style-name="ce16" office:value-type="float" office:value="0.0166773">
            <text:p>0.01668</text:p>
          </table:table-cell>
          <table:table-cell table:style-name="ce16" office:value-type="float" office:value="0.0135727">
            <text:p>0.01357</text:p>
          </table:table-cell>
          <table:table-cell table:style-name="ce16" office:value-type="float" office:value="0.0129972">
            <text:p>0.01300</text:p>
          </table:table-cell>
          <table:table-cell table:style-name="ce16"/>
          <table:table-cell table:style-name="ce16" office:value-type="float" office:value="0.0641942">
            <text:p>0.06419</text:p>
          </table:table-cell>
          <table:table-cell table:style-name="ce16" office:value-type="float" office:value="0.0466965">
            <text:p>0.04670</text:p>
          </table:table-cell>
          <table:table-cell table:style-name="ce16" office:value-type="float" office:value="0.0406387">
            <text:p>0.04064</text:p>
          </table:table-cell>
          <table:table-cell table:style-name="ce16"/>
          <table:table-cell table:style-name="ce16" office:value-type="float" office:value="0.0208251">
            <text:p>0.02083</text:p>
          </table:table-cell>
          <table:table-cell table:style-name="ce16" office:value-type="float" office:value="0.0135895">
            <text:p>0.01359</text:p>
          </table:table-cell>
          <table:table-cell table:style-name="ce16" office:value-type="float" office:value="0.0112799">
            <text:p>0.01128</text:p>
          </table:table-cell>
          <table:table-cell table:style-name="ce16"/>
          <table:table-cell table:style-name="ce16" office:value-type="float" office:value="0.0207335">
            <text:p>0.02073</text:p>
          </table:table-cell>
          <table:table-cell table:style-name="ce16" office:value-type="float" office:value="0.0171904">
            <text:p>0.01719</text:p>
          </table:table-cell>
          <table:table-cell table:style-name="ce16" office:value-type="float" office:value="0.01673">
            <text:p>0.01673</text:p>
          </table:table-cell>
          <table:table-cell table:style-name="ce16"/>
          <table:table-cell table:style-name="ce16" office:value-type="float" office:value="0.0667459">
            <text:p>0.06675</text:p>
          </table:table-cell>
          <table:table-cell table:style-name="ce16" office:value-type="float" office:value="0.0480514">
            <text:p>0.04805</text:p>
          </table:table-cell>
          <table:table-cell table:style-name="ce16" office:value-type="float" office:value="0.041628">
            <text:p>0.04163</text:p>
          </table:table-cell>
          <table:table-cell table:style-name="ce16"/>
          <table:table-cell table:style-name="ce16" office:value-type="float" office:value="0.0352824">
            <text:p>0.03528</text:p>
          </table:table-cell>
          <table:table-cell table:style-name="ce16" office:value-type="float" office:value="0.0226124">
            <text:p>0.02261</text:p>
          </table:table-cell>
          <table:table-cell table:style-name="ce16" office:value-type="float" office:value="0.0182512">
            <text:p>0.01825</text:p>
          </table:table-cell>
          <table:table-cell table:style-name="ce16"/>
          <table:table-cell table:style-name="ce16" office:value-type="float" office:value="0.0264103">
            <text:p>0.02641</text:p>
          </table:table-cell>
          <table:table-cell table:style-name="ce16" office:value-type="float" office:value="0.0216738">
            <text:p>0.02167</text:p>
          </table:table-cell>
          <table:table-cell table:style-name="ce16" office:value-type="float" office:value="0.0210724">
            <text:p>0.02107</text:p>
          </table:table-cell>
          <table:table-cell table:style-name="ce16"/>
          <table:table-cell table:style-name="ce16" office:value-type="float" office:value="0.0653748">
            <text:p>0.06537</text:p>
          </table:table-cell>
          <table:table-cell table:style-name="ce16" office:value-type="float" office:value="0.0480066">
            <text:p>0.04801</text:p>
          </table:table-cell>
          <table:table-cell table:style-name="ce16" office:value-type="float" office:value="0.04227">
            <text:p>0.04227</text:p>
          </table:table-cell>
          <table:table-cell table:style-name="ce16"/>
          <table:table-cell table:style-name="ce16" office:value-type="float" office:value="0.0239936">
            <text:p>0.02399</text:p>
          </table:table-cell>
          <table:table-cell table:style-name="ce16" office:value-type="float" office:value="0.0157907">
            <text:p>0.01579</text:p>
          </table:table-cell>
          <table:table-cell table:style-name="ce16" office:value-type="float" office:value="0.0134912">
            <text:p>0.01349</text:p>
          </table:table-cell>
          <table:table-cell table:style-name="ce16"/>
          <table:table-cell table:style-name="ce16" office:value-type="float" office:value="0.0219291">
            <text:p>0.02193</text:p>
          </table:table-cell>
          <table:table-cell table:style-name="ce16" office:value-type="float" office:value="0.0182833">
            <text:p>0.01828</text:p>
          </table:table-cell>
          <table:table-cell table:style-name="ce16" office:value-type="float" office:value="0.0177244">
            <text:p>0.01772</text:p>
          </table:table-cell>
          <table:table-cell/>
          <table:table-cell table:style-name="ce16" office:value-type="float" office:value="0.0688322">
            <text:p>0.06883</text:p>
          </table:table-cell>
          <table:table-cell table:style-name="ce16" office:value-type="float" office:value="0.050979">
            <text:p>0.05098</text:p>
          </table:table-cell>
          <table:table-cell table:style-name="ce16" office:value-type="float" office:value="0.0452996">
            <text:p>0.04530</text:p>
          </table:table-cell>
          <table:table-cell table:style-name="ce16"/>
          <table:table-cell table:style-name="ce16" office:value-type="float" office:value="0.0267571">
            <text:p>0.02676</text:p>
          </table:table-cell>
          <table:table-cell table:style-name="ce16" office:value-type="float" office:value="0.0186933">
            <text:p>0.01869</text:p>
          </table:table-cell>
          <table:table-cell table:style-name="ce16" office:value-type="float" office:value="0.016373">
            <text:p>0.01637</text:p>
          </table:table-cell>
          <table:table-cell table:style-name="ce16"/>
          <table:table-cell table:style-name="ce16" office:value-type="float" office:value="0.0262225">
            <text:p>0.02622</text:p>
          </table:table-cell>
          <table:table-cell table:style-name="ce16" office:value-type="float" office:value="0.0217605">
            <text:p>0.02176</text:p>
          </table:table-cell>
          <table:table-cell table:style-name="ce16" office:value-type="float" office:value="0.0212474">
            <text:p>0.021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6" office:value-type="float" office:value="0.0612066">
            <text:p>0.06121</text:p>
          </table:table-cell>
          <table:table-cell table:style-name="ce16" office:value-type="float" office:value="0.0440299">
            <text:p>0.04403</text:p>
          </table:table-cell>
          <table:table-cell table:style-name="ce16" office:value-type="float" office:value="0.0378743">
            <text:p>0.03787</text:p>
          </table:table-cell>
          <table:table-cell table:style-name="ce16"/>
          <table:table-cell table:style-name="ce16" office:value-type="float" office:value="0.0218107">
            <text:p>0.02181</text:p>
          </table:table-cell>
          <table:table-cell table:style-name="ce16" office:value-type="float" office:value="0.0133816">
            <text:p>0.01338</text:p>
          </table:table-cell>
          <table:table-cell table:style-name="ce16" office:value-type="float" office:value="0.0104627">
            <text:p>0.01046</text:p>
          </table:table-cell>
          <table:table-cell table:style-name="ce16"/>
          <table:table-cell table:style-name="ce16" office:value-type="float" office:value="0.0176873">
            <text:p>0.01769</text:p>
          </table:table-cell>
          <table:table-cell table:style-name="ce16" office:value-type="float" office:value="0.0143663">
            <text:p>0.01437</text:p>
          </table:table-cell>
          <table:table-cell table:style-name="ce16" office:value-type="float" office:value="0.0137101">
            <text:p>0.01371</text:p>
          </table:table-cell>
          <table:table-cell table:style-name="ce16"/>
          <table:table-cell table:style-name="ce16" office:value-type="float" office:value="0.0623095">
            <text:p>0.06231</text:p>
          </table:table-cell>
          <table:table-cell table:style-name="ce16" office:value-type="float" office:value="0.0452199">
            <text:p>0.04522</text:p>
          </table:table-cell>
          <table:table-cell table:style-name="ce16" office:value-type="float" office:value="0.0393895">
            <text:p>0.03939</text:p>
          </table:table-cell>
          <table:table-cell table:style-name="ce16"/>
          <table:table-cell table:style-name="ce16" office:value-type="float" office:value="0.0263034">
            <text:p>0.02630</text:p>
          </table:table-cell>
          <table:table-cell table:style-name="ce16" office:value-type="float" office:value="0.0175788">
            <text:p>0.01758</text:p>
          </table:table-cell>
          <table:table-cell table:style-name="ce16" office:value-type="float" office:value="0.0151367">
            <text:p>0.01514</text:p>
          </table:table-cell>
          <table:table-cell table:style-name="ce16"/>
          <table:table-cell table:style-name="ce16" office:value-type="float" office:value="0.0179387">
            <text:p>0.01794</text:p>
          </table:table-cell>
          <table:table-cell table:style-name="ce16" office:value-type="float" office:value="0.0147282">
            <text:p>0.01473</text:p>
          </table:table-cell>
          <table:table-cell table:style-name="ce16" office:value-type="float" office:value="0.014294">
            <text:p>0.01429</text:p>
          </table:table-cell>
          <table:table-cell table:style-name="ce16"/>
          <table:table-cell table:style-name="ce16" office:value-type="float" office:value="0.0644423">
            <text:p>0.06444</text:p>
          </table:table-cell>
          <table:table-cell table:style-name="ce16" office:value-type="float" office:value="0.0464882">
            <text:p>0.04649</text:p>
          </table:table-cell>
          <table:table-cell table:style-name="ce16" office:value-type="float" office:value="0.040383">
            <text:p>0.04038</text:p>
          </table:table-cell>
          <table:table-cell table:style-name="ce16"/>
          <table:table-cell table:style-name="ce16" office:value-type="float" office:value="0.0278046">
            <text:p>0.02780</text:p>
          </table:table-cell>
          <table:table-cell table:style-name="ce16" office:value-type="float" office:value="0.0178662">
            <text:p>0.01787</text:p>
          </table:table-cell>
          <table:table-cell table:style-name="ce16" office:value-type="float" office:value="0.0142247">
            <text:p>0.01422</text:p>
          </table:table-cell>
          <table:table-cell table:style-name="ce16"/>
          <table:table-cell table:style-name="ce16" office:value-type="float" office:value="0.0202331">
            <text:p>0.02023</text:p>
          </table:table-cell>
          <table:table-cell table:style-name="ce16" office:value-type="float" office:value="0.0170266">
            <text:p>0.01703</text:p>
          </table:table-cell>
          <table:table-cell table:style-name="ce16" office:value-type="float" office:value="0.016679">
            <text:p>0.01668</text:p>
          </table:table-cell>
          <table:table-cell table:style-name="ce16"/>
          <table:table-cell table:style-name="ce16" office:value-type="float" office:value="0.0639886">
            <text:p>0.06399</text:p>
          </table:table-cell>
          <table:table-cell table:style-name="ce16" office:value-type="float" office:value="0.0462338">
            <text:p>0.04623</text:p>
          </table:table-cell>
          <table:table-cell table:style-name="ce16" office:value-type="float" office:value="0.0402496">
            <text:p>0.04025</text:p>
          </table:table-cell>
          <table:table-cell table:style-name="ce16"/>
          <table:table-cell table:style-name="ce16" office:value-type="float" office:value="0.0268468">
            <text:p>0.02685</text:p>
          </table:table-cell>
          <table:table-cell table:style-name="ce16" office:value-type="float" office:value="0.0175384">
            <text:p>0.01754</text:p>
          </table:table-cell>
          <table:table-cell table:style-name="ce16" office:value-type="float" office:value="0.0145362">
            <text:p>0.01454</text:p>
          </table:table-cell>
          <table:table-cell table:style-name="ce16"/>
          <table:table-cell table:style-name="ce16" office:value-type="float" office:value="0.0212088">
            <text:p>0.02121</text:p>
          </table:table-cell>
          <table:table-cell table:style-name="ce16" office:value-type="float" office:value="0.0177288">
            <text:p>0.01773</text:p>
          </table:table-cell>
          <table:table-cell table:style-name="ce16" office:value-type="float" office:value="0.0172813">
            <text:p>0.01728</text:p>
          </table:table-cell>
          <table:table-cell table:style-name="ce16"/>
          <table:table-cell table:style-name="ce16" office:value-type="float" office:value="0.0673608">
            <text:p>0.06736</text:p>
          </table:table-cell>
          <table:table-cell table:style-name="ce16" office:value-type="float" office:value="0.0493868">
            <text:p>0.04939</text:p>
          </table:table-cell>
          <table:table-cell table:style-name="ce16" office:value-type="float" office:value="0.0435213">
            <text:p>0.04352</text:p>
          </table:table-cell>
          <table:table-cell table:style-name="ce16"/>
          <table:table-cell table:style-name="ce16" office:value-type="float" office:value="0.0319643">
            <text:p>0.03196</text:p>
          </table:table-cell>
          <table:table-cell table:style-name="ce16" office:value-type="float" office:value="0.0228857">
            <text:p>0.02289</text:p>
          </table:table-cell>
          <table:table-cell table:style-name="ce16" office:value-type="float" office:value="0.0204659">
            <text:p>0.02047</text:p>
          </table:table-cell>
          <table:table-cell table:style-name="ce16"/>
          <table:table-cell table:style-name="ce16" office:value-type="float" office:value="0.0244361">
            <text:p>0.02444</text:p>
          </table:table-cell>
          <table:table-cell table:style-name="ce16" office:value-type="float" office:value="0.0207455">
            <text:p>0.02075</text:p>
          </table:table-cell>
          <table:table-cell table:style-name="ce16" office:value-type="float" office:value="0.020341">
            <text:p>0.02034</text:p>
          </table:table-cell>
          <table:table-cell/>
          <table:table-cell table:style-name="ce16" office:value-type="float" office:value="0.0706019">
            <text:p>0.07060</text:p>
          </table:table-cell>
          <table:table-cell table:style-name="ce16" office:value-type="float" office:value="0.0512798">
            <text:p>0.05128</text:p>
          </table:table-cell>
          <table:table-cell table:style-name="ce16" office:value-type="float" office:value="0.0448627">
            <text:p>0.04486</text:p>
          </table:table-cell>
          <table:table-cell table:style-name="ce16"/>
          <table:table-cell table:style-name="ce16" office:value-type="float" office:value="0.0276741">
            <text:p>0.02767</text:p>
          </table:table-cell>
          <table:table-cell table:style-name="ce16" office:value-type="float" office:value="0.0175596">
            <text:p>0.01756</text:p>
          </table:table-cell>
          <table:table-cell table:style-name="ce16" office:value-type="float" office:value="0.0140288">
            <text:p>0.01403</text:p>
          </table:table-cell>
          <table:table-cell table:style-name="ce16"/>
          <table:table-cell table:style-name="ce16" office:value-type="float" office:value="0.0271211">
            <text:p>0.02712</text:p>
          </table:table-cell>
          <table:table-cell table:style-name="ce16" office:value-type="float" office:value="0.0218385">
            <text:p>0.02184</text:p>
          </table:table-cell>
          <table:table-cell table:style-name="ce16" office:value-type="float" office:value="0.0209932">
            <text:p>0.02099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6" office:value-type="float" office:value="0.0615284">
            <text:p>0.06153</text:p>
          </table:table-cell>
          <table:table-cell table:style-name="ce16" office:value-type="float" office:value="0.0443486">
            <text:p>0.04435</text:p>
          </table:table-cell>
          <table:table-cell table:style-name="ce16" office:value-type="float" office:value="0.0383102">
            <text:p>0.03831</text:p>
          </table:table-cell>
          <table:table-cell table:style-name="ce16"/>
          <table:table-cell table:style-name="ce16" office:value-type="float" office:value="0.0223255">
            <text:p>0.02233</text:p>
          </table:table-cell>
          <table:table-cell table:style-name="ce16" office:value-type="float" office:value="0.0139324">
            <text:p>0.01393</text:p>
          </table:table-cell>
          <table:table-cell table:style-name="ce16" office:value-type="float" office:value="0.0110077">
            <text:p>0.01101</text:p>
          </table:table-cell>
          <table:table-cell table:style-name="ce16"/>
          <table:table-cell table:style-name="ce16" office:value-type="float" office:value="0.0172104">
            <text:p>0.01721</text:p>
          </table:table-cell>
          <table:table-cell table:style-name="ce16" office:value-type="float" office:value="0.0140365">
            <text:p>0.01404</text:p>
          </table:table-cell>
          <table:table-cell table:style-name="ce16" office:value-type="float" office:value="0.0134631">
            <text:p>0.01346</text:p>
          </table:table-cell>
          <table:table-cell table:style-name="ce16"/>
          <table:table-cell table:style-name="ce16" office:value-type="float" office:value="0.0633733">
            <text:p>0.06337</text:p>
          </table:table-cell>
          <table:table-cell table:style-name="ce16" office:value-type="float" office:value="0.0458458">
            <text:p>0.04585</text:p>
          </table:table-cell>
          <table:table-cell table:style-name="ce16" office:value-type="float" office:value="0.0398417">
            <text:p>0.03984</text:p>
          </table:table-cell>
          <table:table-cell table:style-name="ce16"/>
          <table:table-cell table:style-name="ce16" office:value-type="float" office:value="0.0224203">
            <text:p>0.02242</text:p>
          </table:table-cell>
          <table:table-cell table:style-name="ce16" office:value-type="float" office:value="0.013733">
            <text:p>0.01373</text:p>
          </table:table-cell>
          <table:table-cell table:style-name="ce16" office:value-type="float" office:value="0.0103192">
            <text:p>0.01032</text:p>
          </table:table-cell>
          <table:table-cell table:style-name="ce16"/>
          <table:table-cell table:style-name="ce16" office:value-type="float" office:value="0.0180896">
            <text:p>0.01809</text:p>
          </table:table-cell>
          <table:table-cell table:style-name="ce16" office:value-type="float" office:value="0.0146329">
            <text:p>0.01463</text:p>
          </table:table-cell>
          <table:table-cell table:style-name="ce16" office:value-type="float" office:value="0.0140965">
            <text:p>0.01410</text:p>
          </table:table-cell>
          <table:table-cell table:style-name="ce16"/>
          <table:table-cell table:style-name="ce16" office:value-type="float" office:value="0.063402">
            <text:p>0.06340</text:p>
          </table:table-cell>
          <table:table-cell table:style-name="ce16" office:value-type="float" office:value="0.0461049">
            <text:p>0.04610</text:p>
          </table:table-cell>
          <table:table-cell table:style-name="ce16" office:value-type="float" office:value="0.0402267">
            <text:p>0.04023</text:p>
          </table:table-cell>
          <table:table-cell table:style-name="ce16"/>
          <table:table-cell table:style-name="ce16" office:value-type="float" office:value="0.0236506">
            <text:p>0.02365</text:p>
          </table:table-cell>
          <table:table-cell table:style-name="ce16" office:value-type="float" office:value="0.0157276">
            <text:p>0.01573</text:p>
          </table:table-cell>
          <table:table-cell table:style-name="ce16" office:value-type="float" office:value="0.0134309">
            <text:p>0.01343</text:p>
          </table:table-cell>
          <table:table-cell table:style-name="ce16"/>
          <table:table-cell table:style-name="ce16" office:value-type="float" office:value="0.02078">
            <text:p>0.02078</text:p>
          </table:table-cell>
          <table:table-cell table:style-name="ce16" office:value-type="float" office:value="0.0173092">
            <text:p>0.01731</text:p>
          </table:table-cell>
          <table:table-cell table:style-name="ce16" office:value-type="float" office:value="0.0168137">
            <text:p>0.01681</text:p>
          </table:table-cell>
          <table:table-cell table:style-name="ce16"/>
          <table:table-cell table:style-name="ce16" office:value-type="float" office:value="0.0680773">
            <text:p>0.06808</text:p>
          </table:table-cell>
          <table:table-cell table:style-name="ce16" office:value-type="float" office:value="0.0494621">
            <text:p>0.04946</text:p>
          </table:table-cell>
          <table:table-cell table:style-name="ce16" office:value-type="float" office:value="0.0434045">
            <text:p>0.04340</text:p>
          </table:table-cell>
          <table:table-cell table:style-name="ce16"/>
          <table:table-cell table:style-name="ce16" office:value-type="float" office:value="0.0280551">
            <text:p>0.02806</text:p>
          </table:table-cell>
          <table:table-cell table:style-name="ce16" office:value-type="float" office:value="0.0193234">
            <text:p>0.01932</text:p>
          </table:table-cell>
          <table:table-cell table:style-name="ce16" office:value-type="float" office:value="0.0168432">
            <text:p>0.01684</text:p>
          </table:table-cell>
          <table:table-cell table:style-name="ce16"/>
          <table:table-cell table:style-name="ce16" office:value-type="float" office:value="0.0256305">
            <text:p>0.02563</text:p>
          </table:table-cell>
          <table:table-cell table:style-name="ce16" office:value-type="float" office:value="0.0208699">
            <text:p>0.02087</text:p>
          </table:table-cell>
          <table:table-cell table:style-name="ce16" office:value-type="float" office:value="0.0201459">
            <text:p>0.02015</text:p>
          </table:table-cell>
          <table:table-cell table:style-name="ce16"/>
          <table:table-cell table:style-name="ce16" office:value-type="float" office:value="0.0683018">
            <text:p>0.06830</text:p>
          </table:table-cell>
          <table:table-cell table:style-name="ce16" office:value-type="float" office:value="0.0497439">
            <text:p>0.04974</text:p>
          </table:table-cell>
          <table:table-cell table:style-name="ce16" office:value-type="float" office:value="0.04352">
            <text:p>0.04352</text:p>
          </table:table-cell>
          <table:table-cell table:style-name="ce16"/>
          <table:table-cell table:style-name="ce16" office:value-type="float" office:value="0.0256393">
            <text:p>0.02564</text:p>
          </table:table-cell>
          <table:table-cell table:style-name="ce16" office:value-type="float" office:value="0.0162223">
            <text:p>0.01622</text:p>
          </table:table-cell>
          <table:table-cell table:style-name="ce16" office:value-type="float" office:value="0.0127192">
            <text:p>0.01272</text:p>
          </table:table-cell>
          <table:table-cell table:style-name="ce16"/>
          <table:table-cell table:style-name="ce16" office:value-type="float" office:value="0.0221623">
            <text:p>0.02216</text:p>
          </table:table-cell>
          <table:table-cell table:style-name="ce16" office:value-type="float" office:value="0.0178878">
            <text:p>0.01789</text:p>
          </table:table-cell>
          <table:table-cell table:style-name="ce16" office:value-type="float" office:value="0.0173178">
            <text:p>0.01732</text:p>
          </table:table-cell>
          <table:table-cell/>
          <table:table-cell table:style-name="ce16" office:value-type="float" office:value="0.0681328">
            <text:p>0.06813</text:p>
          </table:table-cell>
          <table:table-cell table:style-name="ce16" office:value-type="float" office:value="0.0501871">
            <text:p>0.05019</text:p>
          </table:table-cell>
          <table:table-cell table:style-name="ce16" office:value-type="float" office:value="0.0444979">
            <text:p>0.04450</text:p>
          </table:table-cell>
          <table:table-cell table:style-name="ce16"/>
          <table:table-cell table:style-name="ce16" office:value-type="float" office:value="0.0339299">
            <text:p>0.03393</text:p>
          </table:table-cell>
          <table:table-cell table:style-name="ce16" office:value-type="float" office:value="0.0241465">
            <text:p>0.02415</text:p>
          </table:table-cell>
          <table:table-cell table:style-name="ce16" office:value-type="float" office:value="0.0221544">
            <text:p>0.02215</text:p>
          </table:table-cell>
          <table:table-cell table:style-name="ce16"/>
          <table:table-cell table:style-name="ce16" office:value-type="float" office:value="0.0255553">
            <text:p>0.02556</text:p>
          </table:table-cell>
          <table:table-cell table:style-name="ce16" office:value-type="float" office:value="0.0209652">
            <text:p>0.02097</text:p>
          </table:table-cell>
          <table:table-cell table:style-name="ce16" office:value-type="float" office:value="0.020027">
            <text:p>0.02003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6" office:value-type="float" office:value="0.060255">
            <text:p>0.06026</text:p>
          </table:table-cell>
          <table:table-cell table:style-name="ce16" office:value-type="float" office:value="0.0433569">
            <text:p>0.04336</text:p>
          </table:table-cell>
          <table:table-cell table:style-name="ce16" office:value-type="float" office:value="0.0373337">
            <text:p>0.03733</text:p>
          </table:table-cell>
          <table:table-cell table:style-name="ce16"/>
          <table:table-cell table:style-name="ce16" office:value-type="float" office:value="0.0227593">
            <text:p>0.02276</text:p>
          </table:table-cell>
          <table:table-cell table:style-name="ce16" office:value-type="float" office:value="0.0142903">
            <text:p>0.01429</text:p>
          </table:table-cell>
          <table:table-cell table:style-name="ce16" office:value-type="float" office:value="0.0110318">
            <text:p>0.01103</text:p>
          </table:table-cell>
          <table:table-cell table:style-name="ce16"/>
          <table:table-cell table:style-name="ce16" office:value-type="float" office:value="0.0174744">
            <text:p>0.01747</text:p>
          </table:table-cell>
          <table:table-cell table:style-name="ce16" office:value-type="float" office:value="0.0143918">
            <text:p>0.01439</text:p>
          </table:table-cell>
          <table:table-cell table:style-name="ce16" office:value-type="float" office:value="0.0138731">
            <text:p>0.01387</text:p>
          </table:table-cell>
          <table:table-cell table:style-name="ce16"/>
          <table:table-cell table:style-name="ce16" office:value-type="float" office:value="0.063288">
            <text:p>0.06329</text:p>
          </table:table-cell>
          <table:table-cell table:style-name="ce16" office:value-type="float" office:value="0.0458569">
            <text:p>0.04586</text:p>
          </table:table-cell>
          <table:table-cell table:style-name="ce16" office:value-type="float" office:value="0.0398497">
            <text:p>0.03985</text:p>
          </table:table-cell>
          <table:table-cell table:style-name="ce16"/>
          <table:table-cell table:style-name="ce16" office:value-type="float" office:value="0.0233394">
            <text:p>0.02334</text:p>
          </table:table-cell>
          <table:table-cell table:style-name="ce16" office:value-type="float" office:value="0.0150844">
            <text:p>0.01508</text:p>
          </table:table-cell>
          <table:table-cell table:style-name="ce16" office:value-type="float" office:value="0.012178">
            <text:p>0.01218</text:p>
          </table:table-cell>
          <table:table-cell table:style-name="ce16"/>
          <table:table-cell table:style-name="ce16" office:value-type="float" office:value="0.0188453">
            <text:p>0.01885</text:p>
          </table:table-cell>
          <table:table-cell table:style-name="ce16" office:value-type="float" office:value="0.0154431">
            <text:p>0.01544</text:p>
          </table:table-cell>
          <table:table-cell table:style-name="ce16" office:value-type="float" office:value="0.0149405">
            <text:p>0.01494</text:p>
          </table:table-cell>
          <table:table-cell table:style-name="ce16"/>
          <table:table-cell table:style-name="ce16" office:value-type="float" office:value="0.0644714">
            <text:p>0.06447</text:p>
          </table:table-cell>
          <table:table-cell table:style-name="ce16" office:value-type="float" office:value="0.0469871">
            <text:p>0.04699</text:p>
          </table:table-cell>
          <table:table-cell table:style-name="ce16" office:value-type="float" office:value="0.0411322">
            <text:p>0.04113</text:p>
          </table:table-cell>
          <table:table-cell table:style-name="ce16"/>
          <table:table-cell table:style-name="ce16" office:value-type="float" office:value="0.0268101">
            <text:p>0.02681</text:p>
          </table:table-cell>
          <table:table-cell table:style-name="ce16" office:value-type="float" office:value="0.0173145">
            <text:p>0.01731</text:p>
          </table:table-cell>
          <table:table-cell table:style-name="ce16" office:value-type="float" office:value="0.0139153">
            <text:p>0.01392</text:p>
          </table:table-cell>
          <table:table-cell table:style-name="ce16"/>
          <table:table-cell table:style-name="ce16" office:value-type="float" office:value="0.0216564">
            <text:p>0.02166</text:p>
          </table:table-cell>
          <table:table-cell table:style-name="ce16" office:value-type="float" office:value="0.0182337">
            <text:p>0.01823</text:p>
          </table:table-cell>
          <table:table-cell table:style-name="ce16" office:value-type="float" office:value="0.0178285">
            <text:p>0.01783</text:p>
          </table:table-cell>
          <table:table-cell table:style-name="ce16"/>
          <table:table-cell table:style-name="ce16" office:value-type="float" office:value="0.0662806">
            <text:p>0.06628</text:p>
          </table:table-cell>
          <table:table-cell table:style-name="ce16" office:value-type="float" office:value="0.0483747">
            <text:p>0.04837</text:p>
          </table:table-cell>
          <table:table-cell table:style-name="ce16" office:value-type="float" office:value="0.0424297">
            <text:p>0.04243</text:p>
          </table:table-cell>
          <table:table-cell table:style-name="ce16"/>
          <table:table-cell table:style-name="ce16" office:value-type="float" office:value="0.0321786">
            <text:p>0.03218</text:p>
          </table:table-cell>
          <table:table-cell table:style-name="ce16" office:value-type="float" office:value="0.021099">
            <text:p>0.02110</text:p>
          </table:table-cell>
          <table:table-cell table:style-name="ce16" office:value-type="float" office:value="0.0170831">
            <text:p>0.01708</text:p>
          </table:table-cell>
          <table:table-cell table:style-name="ce16"/>
          <table:table-cell table:style-name="ce16" office:value-type="float" office:value="0.0227693">
            <text:p>0.02277</text:p>
          </table:table-cell>
          <table:table-cell table:style-name="ce16" office:value-type="float" office:value="0.0190562">
            <text:p>0.01906</text:p>
          </table:table-cell>
          <table:table-cell table:style-name="ce16" office:value-type="float" office:value="0.0186705">
            <text:p>0.01867</text:p>
          </table:table-cell>
          <table:table-cell table:style-name="ce16"/>
          <table:table-cell table:style-name="ce16" office:value-type="float" office:value="0.0655602">
            <text:p>0.06556</text:p>
          </table:table-cell>
          <table:table-cell table:style-name="ce16" office:value-type="float" office:value="0.0481129">
            <text:p>0.04811</text:p>
          </table:table-cell>
          <table:table-cell table:style-name="ce16" office:value-type="float" office:value="0.0423558">
            <text:p>0.04236</text:p>
          </table:table-cell>
          <table:table-cell table:style-name="ce16"/>
          <table:table-cell table:style-name="ce16" office:value-type="float" office:value="0.0350588">
            <text:p>0.03506</text:p>
          </table:table-cell>
          <table:table-cell table:style-name="ce16" office:value-type="float" office:value="0.0246516">
            <text:p>0.02465</text:p>
          </table:table-cell>
          <table:table-cell table:style-name="ce16" office:value-type="float" office:value="0.0215283">
            <text:p>0.02153</text:p>
          </table:table-cell>
          <table:table-cell table:style-name="ce16"/>
          <table:table-cell table:style-name="ce16" office:value-type="float" office:value="0.0221816">
            <text:p>0.02218</text:p>
          </table:table-cell>
          <table:table-cell table:style-name="ce16" office:value-type="float" office:value="0.0186669">
            <text:p>0.01867</text:p>
          </table:table-cell>
          <table:table-cell table:style-name="ce16" office:value-type="float" office:value="0.0181977">
            <text:p>0.01820</text:p>
          </table:table-cell>
          <table:table-cell/>
          <table:table-cell table:style-name="ce16" office:value-type="float" office:value="0.0681526">
            <text:p>0.06815</text:p>
          </table:table-cell>
          <table:table-cell table:style-name="ce16" office:value-type="float" office:value="0.0500122">
            <text:p>0.05001</text:p>
          </table:table-cell>
          <table:table-cell table:style-name="ce16" office:value-type="float" office:value="0.0441236">
            <text:p>0.04412</text:p>
          </table:table-cell>
          <table:table-cell table:style-name="ce16"/>
          <table:table-cell table:style-name="ce16" office:value-type="float" office:value="0.0239378">
            <text:p>0.02394</text:p>
          </table:table-cell>
          <table:table-cell table:style-name="ce16" office:value-type="float" office:value="0.0157143">
            <text:p>0.01571</text:p>
          </table:table-cell>
          <table:table-cell table:style-name="ce16" office:value-type="float" office:value="0.0133064">
            <text:p>0.01331</text:p>
          </table:table-cell>
          <table:table-cell table:style-name="ce16"/>
          <table:table-cell table:style-name="ce16" office:value-type="float" office:value="0.0226583">
            <text:p>0.02266</text:p>
          </table:table-cell>
          <table:table-cell table:style-name="ce16" office:value-type="float" office:value="0.018561">
            <text:p>0.01856</text:p>
          </table:table-cell>
          <table:table-cell table:style-name="ce16" office:value-type="float" office:value="0.0180769">
            <text:p>0.01808</text:p>
          </table:table-cell>
        </table:table-row>
        <table:table-row table:style-name="ro1">
          <table:table-cell table:style-name="ce4" office:value-type="string">
            <text:p>mean</text:p>
          </table:table-cell>
          <table:table-cell table:style-name="ce16" table:formula="of:=AVERAGE([.B6:.B10])" office:value-type="float" office:value="0.06120442">
            <text:p>0.06120</text:p>
          </table:table-cell>
          <table:table-cell table:style-name="ce16" table:formula="of:=AVERAGE([.C6:.C10])" office:value-type="float" office:value="0.0440775">
            <text:p>0.04408</text:p>
          </table:table-cell>
          <table:table-cell table:style-name="ce16" table:formula="of:=AVERAGE([.D6:.D10])" office:value-type="float" office:value="0.03799792">
            <text:p>0.03800</text:p>
          </table:table-cell>
          <table:table-cell table:style-name="ce16"/>
          <table:table-cell table:style-name="ce16" table:formula="of:=AVERAGE([.F6:.F10])" office:value-type="float" office:value="0.02234186">
            <text:p>0.02234</text:p>
          </table:table-cell>
          <table:table-cell table:style-name="ce16" table:formula="of:=AVERAGE([.G6:.G10])" office:value-type="float" office:value="0.01390356">
            <text:p>0.01390</text:p>
          </table:table-cell>
          <table:table-cell table:style-name="ce16" table:formula="of:=AVERAGE([.H6:.H10])" office:value-type="float" office:value="0.01080782">
            <text:p>0.01081</text:p>
          </table:table-cell>
          <table:table-cell table:style-name="ce16"/>
          <table:table-cell table:style-name="ce16" table:formula="of:=AVERAGE([.J6:.J10])" office:value-type="float" office:value="0.01741078">
            <text:p>0.01741</text:p>
          </table:table-cell>
          <table:table-cell table:style-name="ce16" table:formula="of:=AVERAGE([.K6:.K10])" office:value-type="float" office:value="0.01421086">
            <text:p>0.01421</text:p>
          </table:table-cell>
          <table:table-cell table:style-name="ce16" table:formula="of:=AVERAGE([.L6:.L10])" office:value-type="float" office:value="0.0136175">
            <text:p>0.01362</text:p>
          </table:table-cell>
          <table:table-cell table:style-name="ce16"/>
          <table:table-cell table:style-name="ce16" table:formula="of:=AVERAGE([.N6:.N10])" office:value-type="float" office:value="0.06286036">
            <text:p>0.06286</text:p>
          </table:table-cell>
          <table:table-cell table:style-name="ce16" table:formula="of:=AVERAGE([.O6:.O10])" office:value-type="float" office:value="0.04553286">
            <text:p>0.04553</text:p>
          </table:table-cell>
          <table:table-cell table:style-name="ce16" table:formula="of:=AVERAGE([.P6:.P10])" office:value-type="float" office:value="0.03955582">
            <text:p>0.03956</text:p>
          </table:table-cell>
          <table:table-cell table:style-name="ce16"/>
          <table:table-cell table:style-name="ce16" table:formula="of:=AVERAGE([.R6:.R10])" office:value-type="float" office:value="0.02398264">
            <text:p>0.02398</text:p>
          </table:table-cell>
          <table:table-cell table:style-name="ce16" table:formula="of:=AVERAGE([.S6:.S10])" office:value-type="float" office:value="0.01544388">
            <text:p>0.01544</text:p>
          </table:table-cell>
          <table:table-cell table:style-name="ce16" table:formula="of:=AVERAGE([.T6:.T10])" office:value-type="float" office:value="0.01243188">
            <text:p>0.01243</text:p>
          </table:table-cell>
          <table:table-cell table:style-name="ce16"/>
          <table:table-cell table:style-name="ce16" table:formula="of:=AVERAGE([.V6:.V10])" office:value-type="float" office:value="0.01849054">
            <text:p>0.01849</text:p>
          </table:table-cell>
          <table:table-cell table:style-name="ce16" table:formula="of:=AVERAGE([.W6:.W10])" office:value-type="float" office:value="0.01506592">
            <text:p>0.01507</text:p>
          </table:table-cell>
          <table:table-cell table:style-name="ce16" table:formula="of:=AVERAGE([.X6:.X10])" office:value-type="float" office:value="0.01452832">
            <text:p>0.01453</text:p>
          </table:table-cell>
          <table:table-cell table:style-name="ce16"/>
          <table:table-cell table:style-name="ce16" table:formula="of:=AVERAGE([.Z6:.Z10])" office:value-type="float" office:value="0.06434976">
            <text:p>0.06435</text:p>
          </table:table-cell>
          <table:table-cell table:style-name="ce16" table:formula="of:=AVERAGE([.AA6:.AA10])" office:value-type="float" office:value="0.04671898">
            <text:p>0.04672</text:p>
          </table:table-cell>
          <table:table-cell table:style-name="ce16" table:formula="of:=AVERAGE([.AB6:.AB10])" office:value-type="float" office:value="0.04073794">
            <text:p>0.04074</text:p>
          </table:table-cell>
          <table:table-cell table:style-name="ce16"/>
          <table:table-cell table:style-name="ce16" table:formula="of:=AVERAGE([.AD6:.AD10])" office:value-type="float" office:value="0.02521892">
            <text:p>0.02522</text:p>
          </table:table-cell>
          <table:table-cell table:style-name="ce16" table:formula="of:=AVERAGE([.AE6:.AE10])" office:value-type="float" office:value="0.01633244">
            <text:p>0.01633</text:p>
          </table:table-cell>
          <table:table-cell table:style-name="ce16" table:formula="of:=AVERAGE([.AF6:.AF10])" office:value-type="float" office:value="0.01338342">
            <text:p>0.01338</text:p>
          </table:table-cell>
          <table:table-cell table:style-name="ce16"/>
          <table:table-cell table:style-name="ce16" table:formula="of:=AVERAGE([.AH6:.AH10])" office:value-type="float" office:value="0.02039564">
            <text:p>0.02040</text:p>
          </table:table-cell>
          <table:table-cell table:style-name="ce16" table:formula="of:=AVERAGE([.AI6:.AI10])" office:value-type="float" office:value="0.0169702">
            <text:p>0.01697</text:p>
          </table:table-cell>
          <table:table-cell table:style-name="ce16" table:formula="of:=AVERAGE([.AJ6:.AJ10])" office:value-type="float" office:value="0.0165286">
            <text:p>0.01653</text:p>
          </table:table-cell>
          <table:table-cell table:style-name="ce16"/>
          <table:table-cell table:style-name="ce16" table:formula="of:=AVERAGE([.AL6:.AL10])" office:value-type="float" office:value="0.06650572">
            <text:p>0.06651</text:p>
          </table:table-cell>
          <table:table-cell table:style-name="ce16" table:formula="of:=AVERAGE([.AM6:.AM10])" office:value-type="float" office:value="0.04828258">
            <text:p>0.04828</text:p>
          </table:table-cell>
          <table:table-cell table:style-name="ce16" table:formula="of:=AVERAGE([.AN6:.AN10])" office:value-type="float" office:value="0.04220596">
            <text:p>0.04221</text:p>
          </table:table-cell>
          <table:table-cell table:style-name="ce16"/>
          <table:table-cell table:style-name="ce16" table:formula="of:=AVERAGE([.AP6:.AP10])" office:value-type="float" office:value="0.0302144">
            <text:p>0.03021</text:p>
          </table:table-cell>
          <table:table-cell table:style-name="ce16" table:formula="of:=AVERAGE([.AQ6:.AQ10])" office:value-type="float" office:value="0.01996964">
            <text:p>0.01997</text:p>
          </table:table-cell>
          <table:table-cell table:style-name="ce16" table:formula="of:=AVERAGE([.AR6:.AR10])" office:value-type="float" office:value="0.01666656">
            <text:p>0.01667</text:p>
          </table:table-cell>
          <table:table-cell table:style-name="ce16"/>
          <table:table-cell table:style-name="ce16" table:formula="of:=AVERAGE([.AT6:.AT10])" office:value-type="float" office:value="0.02330496">
            <text:p>0.02330</text:p>
          </table:table-cell>
          <table:table-cell table:style-name="ce16" table:formula="of:=AVERAGE([.AU6:.AU10])" office:value-type="float" office:value="0.01919414">
            <text:p>0.01919</text:p>
          </table:table-cell>
          <table:table-cell table:style-name="ce16" table:formula="of:=AVERAGE([.AV6:.AV10])" office:value-type="float" office:value="0.0186282">
            <text:p>0.01863</text:p>
          </table:table-cell>
          <table:table-cell table:style-name="ce16"/>
          <table:table-cell table:style-name="ce16" table:formula="of:=AVERAGE([.AX6:.AX10])" office:value-type="float" office:value="0.06677838">
            <text:p>0.06678</text:p>
          </table:table-cell>
          <table:table-cell table:style-name="ce16" table:formula="of:=AVERAGE([.AY6:.AY10])" office:value-type="float" office:value="0.04889148">
            <text:p>0.04889</text:p>
          </table:table-cell>
          <table:table-cell table:style-name="ce16" table:formula="of:=AVERAGE([.AZ6:.AZ10])" office:value-type="float" office:value="0.0429789">
            <text:p>0.04298</text:p>
          </table:table-cell>
          <table:table-cell table:style-name="ce16"/>
          <table:table-cell table:style-name="ce16" table:formula="of:=AVERAGE([.BB6:.BB10])" office:value-type="float" office:value="0.02971448">
            <text:p>0.02971</text:p>
          </table:table-cell>
          <table:table-cell table:style-name="ce16" table:formula="of:=AVERAGE([.BC6:.BC10])" office:value-type="float" office:value="0.02008924">
            <text:p>0.02009</text:p>
          </table:table-cell>
          <table:table-cell table:style-name="ce16" table:formula="of:=AVERAGE([.BD6:.BD10])" office:value-type="float" office:value="0.01708092">
            <text:p>0.01708</text:p>
          </table:table-cell>
          <table:table-cell table:style-name="ce16"/>
          <table:table-cell table:style-name="ce16" table:formula="of:=AVERAGE([.BF6:.BF10])" office:value-type="float" office:value="0.0219802">
            <text:p>0.02198</text:p>
          </table:table-cell>
          <table:table-cell table:style-name="ce16" table:formula="of:=AVERAGE([.BG6:.BG10])" office:value-type="float" office:value="0.01829428">
            <text:p>0.01829</text:p>
          </table:table-cell>
          <table:table-cell table:style-name="ce16" table:formula="of:=AVERAGE([.BH6:.BH10])" office:value-type="float" office:value="0.0177877">
            <text:p>0.01779</text:p>
          </table:table-cell>
          <table:table-cell table:style-name="ce16"/>
          <table:table-cell table:style-name="ce16" table:formula="of:=AVERAGE([.BJ6:.BJ10])" office:value-type="float" office:value="0.06931962">
            <text:p>0.06932</text:p>
          </table:table-cell>
          <table:table-cell table:style-name="ce16" table:formula="of:=AVERAGE([.BK6:.BK10])" office:value-type="float" office:value="0.05087368">
            <text:p>0.05087</text:p>
          </table:table-cell>
          <table:table-cell table:style-name="ce16" table:formula="of:=AVERAGE([.BL6:.BL10])" office:value-type="float" office:value="0.0449271">
            <text:p>0.04493</text:p>
          </table:table-cell>
          <table:table-cell table:style-name="ce16"/>
          <table:table-cell table:style-name="ce16" table:formula="of:=AVERAGE([.BN6:.BN10])" office:value-type="float" office:value="0.02961224">
            <text:p>0.02961</text:p>
          </table:table-cell>
          <table:table-cell table:style-name="ce16" table:formula="of:=AVERAGE([.BO6:.BO10])" office:value-type="float" office:value="0.02022158">
            <text:p>0.02022</text:p>
          </table:table-cell>
          <table:table-cell table:style-name="ce16" table:formula="of:=AVERAGE([.BP6:.BP10])" office:value-type="float" office:value="0.017593">
            <text:p>0.01759</text:p>
          </table:table-cell>
          <table:table-cell table:style-name="ce16"/>
          <table:table-cell table:style-name="ce16" table:formula="of:=AVERAGE([.BR6:.BR10])" office:value-type="float" office:value="0.02644756">
            <text:p>0.02645</text:p>
          </table:table-cell>
          <table:table-cell table:style-name="ce16" table:formula="of:=AVERAGE([.BS6:.BS10])" office:value-type="float" office:value="0.02149878">
            <text:p>0.02150</text:p>
          </table:table-cell>
          <table:table-cell table:style-name="ce16" table:formula="of:=AVERAGE([.BT6:.BT10])" office:value-type="float" office:value="0.02070708">
            <text:p>0.02071</text:p>
          </table:table-cell>
        </table:table-row>
        <table:table-row table:style-name="ro1">
          <table:table-cell table:style-name="ce4" office:value-type="string">
            <text:p>variance</text:p>
          </table:table-cell>
          <table:table-cell table:style-name="ce17" table:formula="of:=VARP([.B6:.B10])" office:value-type="float" office:value="0.000000254459897600001">
            <text:p>2.54E-07</text:p>
          </table:table-cell>
          <table:table-cell table:style-name="ce17" table:formula="of:=VARP([.C6:.C10])" office:value-type="float" office:value="0.000000158793596">
            <text:p>1.59E-07</text:p>
          </table:table-cell>
          <table:table-cell table:style-name="ce17" table:formula="of:=VARP([.D6:.D10])" office:value-type="float" office:value="0.0000001499784136">
            <text:p>1.50E-07</text:p>
          </table:table-cell>
          <table:table-cell table:style-name="ce17"/>
          <table:table-cell table:style-name="ce17" table:formula="of:=VARP([.F6:.F10])" office:value-type="float" office:value="0.0000000951313344000002">
            <text:p>9.51E-08</text:p>
          </table:table-cell>
          <table:table-cell table:style-name="ce17" table:formula="of:=VARP([.G6:.G10])" office:value-type="float" office:value="0.0000000931038744">
            <text:p>9.31E-08</text:p>
          </table:table-cell>
          <table:table-cell table:style-name="ce17" table:formula="of:=VARP([.H6:.H10])" office:value-type="float" office:value="0.0000000992114615999999">
            <text:p>9.92E-08</text:p>
          </table:table-cell>
          <table:table-cell table:style-name="ce17"/>
          <table:table-cell table:style-name="ce17" table:formula="of:=VARP([.J6:.J10])" office:value-type="float" office:value="0.0000000303459736">
            <text:p>3.03E-08</text:p>
          </table:table-cell>
          <table:table-cell table:style-name="ce17" table:formula="of:=VARP([.K6:.K10])" office:value-type="float" office:value="0.0000000202383864">
            <text:p>2.02E-08</text:p>
          </table:table-cell>
          <table:table-cell table:style-name="ce17" table:formula="of:=VARP([.L6:.L10])" office:value-type="float" office:value="0.0000000235943840000001">
            <text:p>2.36E-08</text:p>
          </table:table-cell>
          <table:table-cell table:style-name="ce17"/>
          <table:table-cell table:style-name="ce17" table:formula="of:=VARP([.N6:.N10])" office:value-type="float" office:value="0.000000166369242399999">
            <text:p>1.66E-07</text:p>
          </table:table-cell>
          <table:table-cell table:style-name="ce17" table:formula="of:=VARP([.O6:.O10])" office:value-type="float" office:value="0.0000000708566903999996">
            <text:p>7.09E-08</text:p>
          </table:table-cell>
          <table:table-cell table:style-name="ce17" table:formula="of:=VARP([.P6:.P10])" office:value-type="float" office:value="0.0000000577968135999998">
            <text:p>5.78E-08</text:p>
          </table:table-cell>
          <table:table-cell table:style-name="ce17"/>
          <table:table-cell table:style-name="ce17" table:formula="of:=VARP([.R6:.R10])" office:value-type="float" office:value="0.0000054387090824">
            <text:p>5.44E-06</text:p>
          </table:table-cell>
          <table:table-cell table:style-name="ce17" table:formula="of:=VARP([.S6:.S10])" office:value-type="float" office:value="0.0000023710021856">
            <text:p>2.37E-06</text:p>
          </table:table-cell>
          <table:table-cell table:style-name="ce17" table:formula="of:=VARP([.T6:.T10])" office:value-type="float" office:value="0.0000025100726216">
            <text:p>2.51E-06</text:p>
          </table:table-cell>
          <table:table-cell table:style-name="ce17"/>
          <table:table-cell table:style-name="ce17" table:formula="of:=VARP([.V6:.V10])" office:value-type="float" office:value="0.0000019386298024">
            <text:p>1.94E-06</text:p>
          </table:table-cell>
          <table:table-cell table:style-name="ce17" table:formula="of:=VARP([.W6:.W10])" office:value-type="float" office:value="0.0000012466941216">
            <text:p>1.25E-06</text:p>
          </table:table-cell>
          <table:table-cell table:style-name="ce17" table:formula="of:=VARP([.X6:.X10])" office:value-type="float" office:value="0.0000011884211576">
            <text:p>1.19E-06</text:p>
          </table:table-cell>
          <table:table-cell table:style-name="ce17"/>
          <table:table-cell table:style-name="ce17" table:formula="of:=VARP([.Z6:.Z10])" office:value-type="float" office:value="0.000000347275562400001">
            <text:p>3.47E-07</text:p>
          </table:table-cell>
          <table:table-cell table:style-name="ce17" table:formula="of:=VARP([.AA6:.AA10])" office:value-type="float" office:value="0.0000001723623896">
            <text:p>1.72E-07</text:p>
          </table:table-cell>
          <table:table-cell table:style-name="ce17" table:formula="of:=VARP([.AB6:.AB10])" office:value-type="float" office:value="0.000000175772402400002">
            <text:p>1.76E-07</text:p>
          </table:table-cell>
          <table:table-cell table:style-name="ce17"/>
          <table:table-cell table:style-name="ce17" table:formula="of:=VARP([.AD6:.AD10])" office:value-type="float" office:value="0.0000068340202696">
            <text:p>6.83E-06</text:p>
          </table:table-cell>
          <table:table-cell table:style-name="ce17" table:formula="of:=VARP([.AE6:.AE10])" office:value-type="float" office:value="0.0000023797140584">
            <text:p>2.38E-06</text:p>
          </table:table-cell>
          <table:table-cell table:style-name="ce17" table:formula="of:=VARP([.AF6:.AF10])" office:value-type="float" office:value="0.0000011768048416">
            <text:p>1.18E-06</text:p>
          </table:table-cell>
          <table:table-cell table:style-name="ce17"/>
          <table:table-cell table:style-name="ce17" table:formula="of:=VARP([.AH6:.AH10])" office:value-type="float" office:value="0.0000010383637624">
            <text:p>1.04E-06</text:p>
          </table:table-cell>
          <table:table-cell table:style-name="ce17" table:formula="of:=VARP([.AI6:.AI10])" office:value-type="float" office:value="0.000001058807812">
            <text:p>1.06E-06</text:p>
          </table:table-cell>
          <table:table-cell table:style-name="ce17" table:formula="of:=VARP([.AJ6:.AJ10])" office:value-type="float" office:value="0.000001117079676">
            <text:p>1.12E-06</text:p>
          </table:table-cell>
          <table:table-cell table:style-name="ce17"/>
          <table:table-cell table:style-name="ce17" table:formula="of:=VARP([.AL6:.AL10])" office:value-type="float" office:value="0.0000019559830536">
            <text:p>1.96E-06</text:p>
          </table:table-cell>
          <table:table-cell table:style-name="ce17" table:formula="of:=VARP([.AM6:.AM10])" office:value-type="float" office:value="0.0000013334812856">
            <text:p>1.33E-06</text:p>
          </table:table-cell>
          <table:table-cell table:style-name="ce17" table:formula="of:=VARP([.AN6:.AN10])" office:value-type="float" office:value="0.0000013769145784">
            <text:p>1.38E-06</text:p>
          </table:table-cell>
          <table:table-cell table:style-name="ce17"/>
          <table:table-cell table:style-name="ce17" table:formula="of:=VARP([.AP6:.AP10])" office:value-type="float" office:value="0.00000956238799600001">
            <text:p>9.56E-06</text:p>
          </table:table-cell>
          <table:table-cell table:style-name="ce17" table:formula="of:=VARP([.AQ6:.AQ10])" office:value-type="float" office:value="0.0000030141426464">
            <text:p>3.01E-06</text:p>
          </table:table-cell>
          <table:table-cell table:style-name="ce17" table:formula="of:=VARP([.AR6:.AR10])" office:value-type="float" office:value="0.0000014512954744">
            <text:p>1.45E-06</text:p>
          </table:table-cell>
          <table:table-cell table:style-name="ce17"/>
          <table:table-cell table:style-name="ce17" table:formula="of:=VARP([.AT6:.AT10])" office:value-type="float" office:value="0.0000055133656144">
            <text:p>5.51E-06</text:p>
          </table:table-cell>
          <table:table-cell table:style-name="ce17" table:formula="of:=VARP([.AU6:.AU10])" office:value-type="float" office:value="0.0000035273105264">
            <text:p>3.53E-06</text:p>
          </table:table-cell>
          <table:table-cell table:style-name="ce17" table:formula="of:=VARP([.AV6:.AV10])" office:value-type="float" office:value="0.000003430939824">
            <text:p>3.43E-06</text:p>
          </table:table-cell>
          <table:table-cell table:style-name="ce17"/>
          <table:table-cell table:style-name="ce17" table:formula="of:=VARP([.AX6:.AX10])" office:value-type="float" office:value="0.0000012760388656">
            <text:p>1.28E-06</text:p>
          </table:table-cell>
          <table:table-cell table:style-name="ce17" table:formula="of:=VARP([.AY6:.AY10])" office:value-type="float" office:value="0.0000004921680616">
            <text:p>4.92E-07</text:p>
          </table:table-cell>
          <table:table-cell table:style-name="ce17" table:formula="of:=VARP([.AZ6:.AZ10])" office:value-type="float" office:value="0.000000307906408">
            <text:p>3.08E-07</text:p>
          </table:table-cell>
          <table:table-cell table:style-name="ce17"/>
          <table:table-cell table:style-name="ce17" table:formula="of:=VARP([.BB6:.BB10])" office:value-type="float" office:value="0.0000175614915976">
            <text:p>1.76E-05</text:p>
          </table:table-cell>
          <table:table-cell table:style-name="ce17" table:formula="of:=VARP([.BC6:.BC10])" office:value-type="float" office:value="0.0000125433377504">
            <text:p>1.25E-05</text:p>
          </table:table-cell>
          <table:table-cell table:style-name="ce17" table:formula="of:=VARP([.BD6:.BD10])" office:value-type="float" office:value="0.0000126324299096">
            <text:p>1.26E-05</text:p>
          </table:table-cell>
          <table:table-cell table:style-name="ce17"/>
          <table:table-cell table:style-name="ce17" table:formula="of:=VARP([.BF6:.BF10])" office:value-type="float" office:value="0.000002776479056">
            <text:p>2.78E-06</text:p>
          </table:table-cell>
          <table:table-cell table:style-name="ce17" table:formula="of:=VARP([.BG6:.BG10])" office:value-type="float" office:value="0.0000024206672816">
            <text:p>2.42E-06</text:p>
          </table:table-cell>
          <table:table-cell table:style-name="ce17" table:formula="of:=VARP([.BH6:.BH10])" office:value-type="float" office:value="0.00000256352796">
            <text:p>2.56E-06</text:p>
          </table:table-cell>
          <table:table-cell table:style-name="ce17"/>
          <table:table-cell table:style-name="ce17" table:formula="of:=VARP([.BJ6:.BJ10])" office:value-type="float" office:value="0.0000014165432576">
            <text:p>1.42E-06</text:p>
          </table:table-cell>
          <table:table-cell table:style-name="ce17" table:formula="of:=VARP([.BK6:.BK10])" office:value-type="float" office:value="0.0000004928293336">
            <text:p>4.93E-07</text:p>
          </table:table-cell>
          <table:table-cell table:style-name="ce17" table:formula="of:=VARP([.BL6:.BL10])" office:value-type="float" office:value="0.000000365522731999998">
            <text:p>3.66E-07</text:p>
          </table:table-cell>
          <table:table-cell table:style-name="ce17"/>
          <table:table-cell table:style-name="ce17" table:formula="of:=VARP([.BN6:.BN10])" office:value-type="float" office:value="0.0000201145812544">
            <text:p>2.01E-05</text:p>
          </table:table-cell>
          <table:table-cell table:style-name="ce17" table:formula="of:=VARP([.BO6:.BO10])" office:value-type="float" office:value="0.0000135840497896">
            <text:p>1.36E-05</text:p>
          </table:table-cell>
          <table:table-cell table:style-name="ce17" table:formula="of:=VARP([.BP6:.BP10])" office:value-type="float" office:value="0.000014741583904">
            <text:p>1.47E-05</text:p>
          </table:table-cell>
          <table:table-cell table:style-name="ce17"/>
          <table:table-cell table:style-name="ce17" table:formula="of:=VARP([.BR6:.BR10])" office:value-type="float" office:value="0.0000067155110064">
            <text:p>6.72E-06</text:p>
          </table:table-cell>
          <table:table-cell table:style-name="ce17" table:formula="of:=VARP([.BS6:.BS10])" office:value-type="float" office:value="0.0000034671213576">
            <text:p>3.47E-06</text:p>
          </table:table-cell>
          <table:table-cell table:style-name="ce17" table:formula="of:=VARP([.BT6:.BT10])" office:value-type="float" office:value="0.0000027847055576">
            <text:p>2.78E-06</text:p>
          </table:table-cell>
        </table:table-row>
        <table:table-row table:style-name="ro1" table:number-rows-repeated="2">
          <table:table-cell table:style-name="ce5"/>
          <table:table-cell table:style-name="ce12"/>
          <table:table-cell table:style-name="Default" table:number-columns-repeated="2"/>
          <table:table-cell table:style-name="ce28"/>
          <table:table-cell table:style-name="ce33"/>
          <table:table-cell table:number-columns-repeated="2"/>
          <table:table-cell table:style-name="ce28"/>
          <table:table-cell table:style-name="ce33"/>
          <table:table-cell table:number-columns-repeated="62"/>
        </table:table-row>
        <table:table-row table:style-name="ro2">
          <table:table-cell table:style-name="ce6" office:value-type="string">
            <text:p>Mean values for figures:</text:p>
          </table:table-cell>
          <table:table-cell table:style-name="ce18"/>
          <table:table-cell table:style-name="ce22"/>
          <table:table-cell table:style-name="Default"/>
          <table:table-cell table:style-name="ce29"/>
          <table:table-cell table:style-name="ce18"/>
          <table:table-cell table:style-name="ce22" table:number-columns-repeated="2"/>
          <table:table-cell table:style-name="ce29"/>
          <table:table-cell table:style-name="ce18"/>
          <table:table-cell table:style-name="ce22" table:number-columns-repeated="3"/>
          <table:table-cell table:number-columns-repeated="59"/>
        </table:table-row>
        <table:table-row table:style-name="ro1">
          <table:table-cell table:style-name="ce7" office:value-type="string">
            <text:p>perturbation</text:p>
          </table:table-cell>
          <table:table-cell table:style-name="ce19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6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6"/>
          <table:table-cell table:style-name="ce36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7"/>
          <table:table-cell table:style-name="ce37"/>
          <table:table-cell table:number-columns-repeated="59"/>
        </table:table-row>
        <table:table-row table:style-name="ro1">
          <table:table-cell table:style-name="ce8"/>
          <table:table-cell table:style-name="ce20" office:value-type="string">
            <text:p>L1</text:p>
          </table:table-cell>
          <table:table-cell table:style-name="ce20" office:value-type="string">
            <text:p>L2</text:p>
          </table:table-cell>
          <table:table-cell table:style-name="ce20" office:value-type="string">
            <text:p>Linf</text:p>
          </table:table-cell>
          <table:table-cell table:style-name="ce30"/>
          <table:table-cell table:style-name="ce20" office:value-type="string">
            <text:p>L1_3</text:p>
          </table:table-cell>
          <table:table-cell table:style-name="ce20" office:value-type="string">
            <text:p>L2_3</text:p>
          </table:table-cell>
          <table:table-cell table:style-name="ce20" office:value-type="string">
            <text:p>Linf_3</text:p>
          </table:table-cell>
          <table:table-cell table:style-name="ce30"/>
          <table:table-cell table:style-name="ce20" office:value-type="string">
            <text:p>L1_2</text:p>
          </table:table-cell>
          <table:table-cell table:style-name="ce20" office:value-type="string">
            <text:p>L2_2</text:p>
          </table:table-cell>
          <table:table-cell table:style-name="ce38" office:value-type="string">
            <text:p>Linf_2</text:p>
          </table:table-cell>
          <table:table-cell table:style-name="ce38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38"/>
          <table:table-cell table:number-columns-repeated="59"/>
        </table:table-row>
        <table:table-row table:style-name="ro2">
          <table:table-cell table:style-name="ce9" office:value-type="float" office:value="0">
            <text:p>0.00</text:p>
          </table:table-cell>
          <table:table-cell office:value-type="float" office:value="0.0608299">
            <text:p>6.08E-002</text:p>
          </table:table-cell>
          <table:table-cell office:value-type="float" office:value="0.0436899">
            <text:p>4.37E-002</text:p>
          </table:table-cell>
          <table:table-cell office:value-type="float" office:value="0.0375259">
            <text:p>3.75E-002</text:p>
          </table:table-cell>
          <table:table-cell table:style-name="ce30"/>
          <table:table-cell office:value-type="float" office:value="0.0222515">
            <text:p>2.23E-002</text:p>
          </table:table-cell>
          <table:table-cell office:value-type="float" office:value="0.0137414">
            <text:p>1.37E-002</text:p>
          </table:table-cell>
          <table:table-cell office:value-type="float" office:value="0.0103771">
            <text:p>1.04E-002</text:p>
          </table:table-cell>
          <table:table-cell table:style-name="ce30"/>
          <table:table-cell office:value-type="float" office:value="0.0170229">
            <text:p>1.70E-002</text:p>
          </table:table-cell>
          <table:table-cell office:value-type="float" office:value="0.0137869">
            <text:p>1.38E-002</text:p>
          </table:table-cell>
          <table:table-cell table:style-name="ce22" office:value-type="float" office:value="0.0130829">
            <text:p>1.31E-002</text:p>
          </table:table-cell>
          <table:table-cell table:style-name="ce39"/>
          <table:table-cell table:number-columns-repeated="59"/>
        </table:table-row>
        <table:table-row table:style-name="ro1">
          <table:table-cell table:style-name="ce10" office:value-type="float" office:value="0.05">
            <text:p>0.05</text:p>
          </table:table-cell>
          <table:table-cell table:formula="of:=[.B11]" office:value-type="float" office:value="0.06120442">
            <text:p>6.12E-002</text:p>
          </table:table-cell>
          <table:table-cell table:formula="of:=[.C11]" office:value-type="float" office:value="0.0440775">
            <text:p>4.41E-002</text:p>
          </table:table-cell>
          <table:table-cell table:formula="of:=[.D11]" office:value-type="float" office:value="0.03799792">
            <text:p>3.80E-002</text:p>
          </table:table-cell>
          <table:table-cell table:style-name="ce21"/>
          <table:table-cell table:formula="of:=[.F11]" office:value-type="float" office:value="0.02234186">
            <text:p>2.23E-002</text:p>
          </table:table-cell>
          <table:table-cell table:formula="of:=[.G11]" office:value-type="float" office:value="0.01390356">
            <text:p>1.39E-002</text:p>
          </table:table-cell>
          <table:table-cell table:formula="of:=[.H11]" office:value-type="float" office:value="0.01080782">
            <text:p>1.08E-002</text:p>
          </table:table-cell>
          <table:table-cell table:style-name="ce21"/>
          <table:table-cell table:formula="of:=[.J11]" office:value-type="float" office:value="0.01741078">
            <text:p>1.74E-002</text:p>
          </table:table-cell>
          <table:table-cell table:formula="of:=[.K11]" office:value-type="float" office:value="0.01421086">
            <text:p>1.42E-002</text:p>
          </table:table-cell>
          <table:table-cell table:formula="of:=[.L11]" office:value-type="float" office:value="0.0136175">
            <text:p>1.36E-002</text:p>
          </table:table-cell>
          <table:table-cell table:style-name="ce39"/>
          <table:table-cell table:number-columns-repeated="59"/>
        </table:table-row>
        <table:table-row table:style-name="ro1">
          <table:table-cell table:style-name="ce10" office:value-type="float" office:value="0.1">
            <text:p>0.10</text:p>
          </table:table-cell>
          <table:table-cell table:formula="of:=[.N11]" office:value-type="float" office:value="0.06286036">
            <text:p>6.29E-002</text:p>
          </table:table-cell>
          <table:table-cell table:formula="of:=[.O11]" office:value-type="float" office:value="0.04553286">
            <text:p>4.55E-002</text:p>
          </table:table-cell>
          <table:table-cell table:formula="of:=[.P11]" office:value-type="float" office:value="0.03955582">
            <text:p>3.96E-002</text:p>
          </table:table-cell>
          <table:table-cell table:style-name="ce21"/>
          <table:table-cell table:formula="of:=[.R11]" office:value-type="float" office:value="0.02398264">
            <text:p>2.40E-002</text:p>
          </table:table-cell>
          <table:table-cell table:formula="of:=[.S11]" office:value-type="float" office:value="0.01544388">
            <text:p>1.54E-002</text:p>
          </table:table-cell>
          <table:table-cell table:formula="of:=[.T11]" office:value-type="float" office:value="0.01243188">
            <text:p>1.24E-002</text:p>
          </table:table-cell>
          <table:table-cell table:style-name="ce21"/>
          <table:table-cell table:formula="of:=[.V11]" office:value-type="float" office:value="0.01849054">
            <text:p>1.85E-002</text:p>
          </table:table-cell>
          <table:table-cell table:formula="of:=[.W11]" office:value-type="float" office:value="0.01506592">
            <text:p>1.51E-002</text:p>
          </table:table-cell>
          <table:table-cell table:formula="of:=[.X11]" office:value-type="float" office:value="0.01452832">
            <text:p>1.45E-002</text:p>
          </table:table-cell>
          <table:table-cell table:style-name="ce39"/>
          <table:table-cell table:number-columns-repeated="59"/>
        </table:table-row>
        <table:table-row table:style-name="ro1">
          <table:table-cell table:style-name="ce10" office:value-type="float" office:value="0.15">
            <text:p>0.15</text:p>
          </table:table-cell>
          <table:table-cell table:formula="of:=[.Z11]" office:value-type="float" office:value="0.06434976">
            <text:p>6.43E-002</text:p>
          </table:table-cell>
          <table:table-cell table:formula="of:=[.AA11]" office:value-type="float" office:value="0.04671898">
            <text:p>4.67E-002</text:p>
          </table:table-cell>
          <table:table-cell table:formula="of:=[.AB11]" office:value-type="float" office:value="0.04073794">
            <text:p>4.07E-002</text:p>
          </table:table-cell>
          <table:table-cell table:style-name="ce21"/>
          <table:table-cell table:formula="of:=[.AD11]" office:value-type="float" office:value="0.02521892">
            <text:p>2.52E-002</text:p>
          </table:table-cell>
          <table:table-cell table:formula="of:=[.AE11]" office:value-type="float" office:value="0.01633244">
            <text:p>1.63E-002</text:p>
          </table:table-cell>
          <table:table-cell table:formula="of:=[.AF11]" office:value-type="float" office:value="0.01338342">
            <text:p>1.34E-002</text:p>
          </table:table-cell>
          <table:table-cell table:style-name="ce21"/>
          <table:table-cell table:formula="of:=[.AH11]" office:value-type="float" office:value="0.02039564">
            <text:p>2.04E-002</text:p>
          </table:table-cell>
          <table:table-cell table:formula="of:=[.AI11]" office:value-type="float" office:value="0.0169702">
            <text:p>1.70E-002</text:p>
          </table:table-cell>
          <table:table-cell table:formula="of:=[.AJ11]" office:value-type="float" office:value="0.0165286">
            <text:p>1.65E-002</text:p>
          </table:table-cell>
          <table:table-cell table:style-name="ce39"/>
          <table:table-cell table:number-columns-repeated="59"/>
        </table:table-row>
        <table:table-row table:style-name="ro2">
          <table:table-cell table:style-name="ce10" office:value-type="float" office:value="0.2">
            <text:p>0.20</text:p>
          </table:table-cell>
          <table:table-cell table:style-name="ce22" table:formula="of:=[.AL11]" office:value-type="float" office:value="0.06650572">
            <text:p>6.65E-002</text:p>
          </table:table-cell>
          <table:table-cell table:style-name="ce22" table:formula="of:=[.AM11]" office:value-type="float" office:value="0.04828258">
            <text:p>4.83E-002</text:p>
          </table:table-cell>
          <table:table-cell table:style-name="ce22" table:formula="of:=[.AN11]" office:value-type="float" office:value="0.04220596">
            <text:p>4.22E-002</text:p>
          </table:table-cell>
          <table:table-cell table:style-name="ce22"/>
          <table:table-cell table:style-name="ce22" table:formula="of:=[.AP11]" office:value-type="float" office:value="0.0302144">
            <text:p>3.02E-002</text:p>
          </table:table-cell>
          <table:table-cell table:style-name="ce22" table:formula="of:=[.AQ11]" office:value-type="float" office:value="0.01996964">
            <text:p>2.00E-002</text:p>
          </table:table-cell>
          <table:table-cell table:style-name="ce22" table:formula="of:=[.AR11]" office:value-type="float" office:value="0.01666656">
            <text:p>1.67E-002</text:p>
          </table:table-cell>
          <table:table-cell table:style-name="ce22"/>
          <table:table-cell table:style-name="ce22" table:formula="of:=[.AT11]" office:value-type="float" office:value="0.02330496">
            <text:p>2.33E-002</text:p>
          </table:table-cell>
          <table:table-cell table:style-name="ce22" table:formula="of:=[.AU11]" office:value-type="float" office:value="0.01919414">
            <text:p>1.92E-002</text:p>
          </table:table-cell>
          <table:table-cell table:style-name="ce22" table:formula="of:=[.AV11]" office:value-type="float" office:value="0.0186282">
            <text:p>1.86E-002</text:p>
          </table:table-cell>
          <table:table-cell table:style-name="ce40"/>
          <table:table-cell table:number-columns-repeated="59"/>
        </table:table-row>
        <table:table-row table:style-name="ro2">
          <table:table-cell table:style-name="ce10" office:value-type="float" office:value="0.25">
            <text:p>0.25</text:p>
          </table:table-cell>
          <table:table-cell table:style-name="ce22" table:formula="of:=[.AL11]" office:value-type="float" office:value="0.06650572">
            <text:p>6.65E-002</text:p>
          </table:table-cell>
          <table:table-cell table:style-name="ce22" table:formula="of:=[.AM11]" office:value-type="float" office:value="0.04828258">
            <text:p>4.83E-002</text:p>
          </table:table-cell>
          <table:table-cell table:style-name="ce22" table:formula="of:=[.AN11]" office:value-type="float" office:value="0.04220596">
            <text:p>4.22E-002</text:p>
          </table:table-cell>
          <table:table-cell table:style-name="ce22"/>
          <table:table-cell table:style-name="ce22" table:formula="of:=[.AP11]" office:value-type="float" office:value="0.0302144">
            <text:p>3.02E-002</text:p>
          </table:table-cell>
          <table:table-cell table:style-name="ce22" table:formula="of:=[.AQ11]" office:value-type="float" office:value="0.01996964">
            <text:p>2.00E-002</text:p>
          </table:table-cell>
          <table:table-cell table:style-name="ce22" table:formula="of:=[.AR11]" office:value-type="float" office:value="0.01666656">
            <text:p>1.67E-002</text:p>
          </table:table-cell>
          <table:table-cell table:style-name="ce22"/>
          <table:table-cell table:style-name="ce22" table:formula="of:=[.AT11]" office:value-type="float" office:value="0.02330496">
            <text:p>2.33E-002</text:p>
          </table:table-cell>
          <table:table-cell table:style-name="ce22" table:formula="of:=[.AU11]" office:value-type="float" office:value="0.01919414">
            <text:p>1.92E-002</text:p>
          </table:table-cell>
          <table:table-cell table:style-name="ce22" table:formula="of:=[.AV11]" office:value-type="float" office:value="0.0186282">
            <text:p>1.86E-002</text:p>
          </table:table-cell>
          <table:table-cell table:style-name="ce40"/>
          <table:table-cell table:number-columns-repeated="59"/>
        </table:table-row>
        <table:table-row table:style-name="ro2">
          <table:table-cell table:style-name="ce10" office:value-type="float" office:value="0.3">
            <text:p>0.30</text:p>
          </table:table-cell>
          <table:table-cell table:style-name="ce22" table:formula="of:=[.BJ11]" office:value-type="float" office:value="0.06931962">
            <text:p>6.93E-002</text:p>
          </table:table-cell>
          <table:table-cell table:style-name="ce22" table:formula="of:=[.BK11]" office:value-type="float" office:value="0.05087368">
            <text:p>5.09E-002</text:p>
          </table:table-cell>
          <table:table-cell table:style-name="ce22" table:formula="of:=[.BL11]" office:value-type="float" office:value="0.0449271">
            <text:p>4.49E-002</text:p>
          </table:table-cell>
          <table:table-cell table:style-name="ce22"/>
          <table:table-cell table:style-name="ce22" table:formula="of:=[.BN11]" office:value-type="float" office:value="0.02961224">
            <text:p>2.96E-002</text:p>
          </table:table-cell>
          <table:table-cell table:style-name="ce22" table:formula="of:=[.BO11]" office:value-type="float" office:value="0.02022158">
            <text:p>2.02E-002</text:p>
          </table:table-cell>
          <table:table-cell table:style-name="ce22" table:formula="of:=[.BP11]" office:value-type="float" office:value="0.017593">
            <text:p>1.76E-002</text:p>
          </table:table-cell>
          <table:table-cell table:style-name="ce22"/>
          <table:table-cell table:style-name="ce22" table:formula="of:=[.BR11]" office:value-type="float" office:value="0.02644756">
            <text:p>2.64E-002</text:p>
          </table:table-cell>
          <table:table-cell table:style-name="ce22" table:formula="of:=[.BS11]" office:value-type="float" office:value="0.02149878">
            <text:p>2.15E-002</text:p>
          </table:table-cell>
          <table:table-cell table:style-name="ce22" table:formula="of:=[.BT11]" office:value-type="float" office:value="0.02070708">
            <text:p>2.07E-002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24"/>
          <table:table-cell table:number-columns-repeated="3"/>
          <table:table-cell table:style-name="ce31"/>
          <table:table-cell table:number-columns-repeated="2"/>
          <table:table-cell table:style-name="ce39" table:number-columns-repeated="2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2"/>
          <table:table-cell table:style-name="ce39" table:number-columns-repeated="2"/>
          <table:table-cell table:number-columns-repeated="59"/>
        </table:table-row>
        <table:table-row table:style-name="ro1">
          <table:table-cell table:style-name="ce9"/>
          <table:table-cell table:style-name="ce20" table:number-columns-repeated="3"/>
          <table:table-cell table:style-name="ce32"/>
          <table:table-cell table:style-name="ce20" table:number-columns-repeated="3"/>
          <table:table-cell table:style-name="ce32"/>
          <table:table-cell table:style-name="ce20" table:number-columns-repeated="2"/>
          <table:table-cell table:style-name="ce38"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22" table:number-columns-repeated="2"/>
          <table:table-cell table:style-name="ce29"/>
          <table:table-cell table:style-name="ce22" table:number-columns-repeated="3"/>
          <table:table-cell table:style-name="ce35"/>
          <table:table-cell table:style-name="ce22"/>
          <table:table-cell table:number-columns-repeated="6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2">
          <table:table-cell>
            <draw:frame table:end-cell-address="Sheet1.D50" table:end-x="0.5815in" table:end-y="0.1457in" draw:z-index="0" draw:style-name="gr1" svg:width="3.9996in" svg:height="3.2504in" svg:x="0in" svg:y="0.0831in">
              <draw:object draw:notify-on-update-of-ranges="Sheet1.B17:Sheet1.B17 Sheet1.B19:Sheet1.B28 Sheet1.A19:Sheet1.A28 Sheet1.C17:Sheet1.C17 Sheet1.C19:Sheet1.C28 Sheet1.A19:Sheet1.A28 Sheet1.D17:Sheet1.D17 Sheet1.D19:Sheet1.D28 Sheet1.A19:Sheet1.A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50" table:end-x="0.4185in" table:end-y="0.0835in" draw:z-index="1" draw:style-name="gr1" svg:width="3.6764in" svg:height="3.1157in" svg:x="0.7902in" svg:y="0.1555in">
              <draw:object draw:notify-on-update-of-ranges="Sheet1.F17:Sheet1.F17 Sheet1.F19:Sheet1.F28 Sheet1.A19:Sheet1.A28 Sheet1.G17:Sheet1.G17 Sheet1.G19:Sheet1.G28 Sheet1.A19:Sheet1.A28 Sheet1.H17:Sheet1.H17 Sheet1.H19:Sheet1.H28 Sheet1.A19:Sheet1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O51" table:end-x="0.4634in" table:end-y="0.0524in" draw:z-index="2" draw:style-name="gr1" svg:width="3.7846in" svg:height="3.2508in" svg:x="0.4409in" svg:y="0.1665in">
              <draw:object draw:notify-on-update-of-ranges="Sheet1.J17:Sheet1.J17 Sheet1.J19:Sheet1.J28 Sheet1.A19:Sheet1.A28 Sheet1.K17:Sheet1.K17 Sheet1.K19:Sheet1.K28 Sheet1.A19:Sheet1.A28 Sheet1.L17:Sheet1.L17 Sheet1.L19:Sheet1.L28 Sheet1.A19:Sheet1.A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61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2">
          <table:table-cell table:number-columns-repeated="11"/>
          <table:table-cell table:style-name="Default" table:number-columns-repeated="2"/>
          <table:table-cell table:number-columns-repeated="59"/>
        </table:table-row>
        <table:table-row table:style-name="ro2" table:number-rows-repeated="4">
          <table:table-cell table:number-columns-repeated="7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7">
          <table:table-cell table:number-columns-repeated="7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6">
          <table:table-cell table:number-columns-repeated="7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6">
          <table:table-cell table:number-columns-repeated="7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1048500">
          <table:table-cell table:number-columns-repeated="72"/>
        </table:table-row>
        <table:table-row table:style-name="ro2">
          <table:table-cell table:number-columns-repeated="7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5">08/15/2010</text:date>, <text:time>18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15T18:56:45</dc:date>
    <meta:editing-duration>PT03H53M33S</meta:editing-duration>
    <meta:editing-cycles>44</meta:editing-cycles>
    <meta:generator>OpenOffice.org/3.1$Linux OpenOffice.org_project/310m21$Build-9319</meta:generator>
    <meta:document-statistic meta:table-count="3" meta:cell-count="54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19:Sheet1.D28 Sheet1.B17:Sheet1.D17" chart:data-source-has-labels="row" svg:x="0.374cm" svg:y="0.289cm" svg:width="9.548cm" svg:height="7.668cm">
          <chart:axis chart:dimension="x" chart:name="primary-x" chart:style-name="ch4">
            <chart:title svg:x="4.123cm" svg:y="7.551cm" chart:style-name="ch5">
              <text:p>perturbation factor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19:Sheet1.B28" chart:label-cell-address="Sheet1.B17:Sheet1.B17" chart:class="chart:scatter">
            <chart:domain table:cell-range-address="Sheet1.A19:Sheet1.A28"/>
            <chart:data-point chart:repeated="10"/>
          </chart:series>
          <chart:series chart:style-name="ch10" chart:values-cell-range-address="Sheet1.C19:Sheet1.C28" chart:label-cell-address="Sheet1.C17:Sheet1.C17" chart:class="chart:scatter">
            <chart:data-point chart:repeated="10"/>
          </chart:series>
          <chart:series chart:style-name="ch11" chart:values-cell-range-address="Sheet1.D19:Sheet1.D28" chart:label-cell-address="Sheet1.D17:Sheet1.D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7:Sheet1.B17">L1</text:p>
              </table:table-cell>
              <table:table-cell office:value-type="string">
                <text:p text:id="Sheet1.C17:Sheet1.C17">L2</text:p>
              </table:table-cell>
              <table:table-cell office:value-type="string">
                <text:p text:id="Sheet1.D17:Sheet1.D17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608299">
                <text:p text:id="Sheet1.B19:Sheet1.B28">0.0608299</text:p>
              </table:table-cell>
              <table:table-cell office:value-type="float" office:value="0.0436899">
                <text:p text:id="Sheet1.C19:Sheet1.C28">0.0436899</text:p>
              </table:table-cell>
              <table:table-cell office:value-type="float" office:value="0.0375259">
                <text:p text:id="Sheet1.D19:Sheet1.D28">0.0375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6120442">
                <text:p>0.06120442</text:p>
              </table:table-cell>
              <table:table-cell office:value-type="float" office:value="0.0440775">
                <text:p>0.0440775</text:p>
              </table:table-cell>
              <table:table-cell office:value-type="float" office:value="0.03799792">
                <text:p>0.03799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6286036">
                <text:p>0.06286036</text:p>
              </table:table-cell>
              <table:table-cell office:value-type="float" office:value="0.04553286">
                <text:p>0.04553286</text:p>
              </table:table-cell>
              <table:table-cell office:value-type="float" office:value="0.03955582">
                <text:p>0.03955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6434976">
                <text:p>0.06434976</text:p>
              </table:table-cell>
              <table:table-cell office:value-type="float" office:value="0.04671898">
                <text:p>0.04671898</text:p>
              </table:table-cell>
              <table:table-cell office:value-type="float" office:value="0.04073794">
                <text:p>0.0407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6650572">
                <text:p>0.06650572</text:p>
              </table:table-cell>
              <table:table-cell office:value-type="float" office:value="0.04828258">
                <text:p>0.04828258</text:p>
              </table:table-cell>
              <table:table-cell office:value-type="float" office:value="0.04220596">
                <text:p>0.04220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6650572">
                <text:p>0.06650572</text:p>
              </table:table-cell>
              <table:table-cell office:value-type="float" office:value="0.04828258">
                <text:p>0.04828258</text:p>
              </table:table-cell>
              <table:table-cell office:value-type="float" office:value="0.04220596">
                <text:p>0.04220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6931962">
                <text:p>0.06931962</text:p>
              </table:table-cell>
              <table:table-cell office:value-type="float" office:value="0.05087368">
                <text:p>0.05087368</text:p>
              </table:table-cell>
              <table:table-cell office:value-type="float" office:value="0.0449271">
                <text:p>0.0449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style-name="ch1">
        <chart:legend chart:legend-position="top" svg:x="4.528cm" svg:y="0.563cm" chart:style-name="ch2"/>
        <chart:plot-area chart:style-name="ch3" table:cell-range-address="Sheet1.A19:Sheet1.A28 Sheet1.F17:Sheet1.H17 Sheet1.F19:Sheet1.H28" chart:data-source-has-labels="row" svg:x="0.31cm" svg:y="0.346cm" svg:width="8.694cm" svg:height="7.436cm">
          <chart:axis chart:dimension="x" chart:name="primary-x" chart:style-name="ch4">
            <chart:title svg:x="3.632cm" svg:y="7.369cm" chart:style-name="ch5">
              <text:p>perturbation factor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19:Sheet1.F28" chart:label-cell-address="Sheet1.F17:Sheet1.F17" chart:class="chart:scatter">
            <chart:domain table:cell-range-address="Sheet1.A19:Sheet1.A28"/>
            <chart:data-point chart:repeated="10"/>
          </chart:series>
          <chart:series chart:style-name="ch10" chart:values-cell-range-address="Sheet1.G19:Sheet1.G28" chart:label-cell-address="Sheet1.G17:Sheet1.G17" chart:class="chart:scatter">
            <chart:data-point chart:repeated="10"/>
          </chart:series>
          <chart:series chart:style-name="ch11" chart:values-cell-range-address="Sheet1.H19:Sheet1.H28" chart:label-cell-address="Sheet1.H17:Sheet1.H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7:Sheet1.F17">L1_3</text:p>
              </table:table-cell>
              <table:table-cell office:value-type="string">
                <text:p text:id="Sheet1.G17:Sheet1.G17">L2_3</text:p>
              </table:table-cell>
              <table:table-cell office:value-type="string">
                <text:p text:id="Sheet1.H17:Sheet1.H17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222515">
                <text:p text:id="Sheet1.F19:Sheet1.F28">0.0222515</text:p>
              </table:table-cell>
              <table:table-cell office:value-type="float" office:value="0.0137414">
                <text:p text:id="Sheet1.G19:Sheet1.G28">0.0137414</text:p>
              </table:table-cell>
              <table:table-cell office:value-type="float" office:value="0.0103771">
                <text:p text:id="Sheet1.H19:Sheet1.H28">0.01037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234186">
                <text:p>0.02234186</text:p>
              </table:table-cell>
              <table:table-cell office:value-type="float" office:value="0.01390356">
                <text:p>0.01390356</text:p>
              </table:table-cell>
              <table:table-cell office:value-type="float" office:value="0.01080782">
                <text:p>0.0108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398264">
                <text:p>0.02398264</text:p>
              </table:table-cell>
              <table:table-cell office:value-type="float" office:value="0.01544388">
                <text:p>0.01544388</text:p>
              </table:table-cell>
              <table:table-cell office:value-type="float" office:value="0.01243188">
                <text:p>0.01243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521892">
                <text:p>0.02521892</text:p>
              </table:table-cell>
              <table:table-cell office:value-type="float" office:value="0.01633244">
                <text:p>0.01633244</text:p>
              </table:table-cell>
              <table:table-cell office:value-type="float" office:value="0.01338342">
                <text:p>0.01338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302144">
                <text:p>0.0302144</text:p>
              </table:table-cell>
              <table:table-cell office:value-type="float" office:value="0.01996964">
                <text:p>0.01996964</text:p>
              </table:table-cell>
              <table:table-cell office:value-type="float" office:value="0.01666656">
                <text:p>0.01666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302144">
                <text:p>0.0302144</text:p>
              </table:table-cell>
              <table:table-cell office:value-type="float" office:value="0.01996964">
                <text:p>0.01996964</text:p>
              </table:table-cell>
              <table:table-cell office:value-type="float" office:value="0.01666656">
                <text:p>0.01666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961224">
                <text:p>0.02961224</text:p>
              </table:table-cell>
              <table:table-cell office:value-type="float" office:value="0.02022158">
                <text:p>0.02022158</text:p>
              </table:table-cell>
              <table:table-cell office:value-type="float" office:value="0.017593">
                <text:p>0.017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8cm" chart:class="chart:scatter" chart:style-name="ch1">
        <chart:legend chart:legend-position="top" svg:x="4.807cm" svg:y="0.577cm" chart:style-name="ch2"/>
        <chart:plot-area chart:style-name="ch3" table:cell-range-address="Sheet1.A19:Sheet1.A28 Sheet1.J17:Sheet1.L17 Sheet1.J19:Sheet1.L28" chart:data-source-has-labels="row" svg:x="0.392cm" svg:y="0.147cm" svg:width="8.925cm" svg:height="7.755cm">
          <chart:axis chart:dimension="x" chart:name="primary-x" chart:style-name="ch4">
            <chart:title svg:x="3.83cm" svg:y="7.496cm" chart:style-name="ch5">
              <text:p>perturbation factor</text:p>
            </chart:title>
          </chart:axis>
          <chart:axis chart:dimension="y" chart:name="primary-y" chart:style-name="ch6">
            <chart:title svg:x="0.40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19:Sheet1.J28" chart:label-cell-address="Sheet1.J17:Sheet1.J17" chart:class="chart:scatter">
            <chart:domain table:cell-range-address="Sheet1.A19:Sheet1.A28"/>
            <chart:data-point chart:repeated="10"/>
          </chart:series>
          <chart:series chart:style-name="ch10" chart:values-cell-range-address="Sheet1.K19:Sheet1.K28" chart:label-cell-address="Sheet1.K17:Sheet1.K17" chart:class="chart:scatter">
            <chart:data-point chart:repeated="10"/>
          </chart:series>
          <chart:series chart:style-name="ch11" chart:values-cell-range-address="Sheet1.L19:Sheet1.L28" chart:label-cell-address="Sheet1.L17:Sheet1.L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17:Sheet1.J17">L1_2</text:p>
              </table:table-cell>
              <table:table-cell office:value-type="string">
                <text:p text:id="Sheet1.K17:Sheet1.K17">L2_2</text:p>
              </table:table-cell>
              <table:table-cell office:value-type="string">
                <text:p text:id="Sheet1.L17:Sheet1.L17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170229">
                <text:p text:id="Sheet1.J19:Sheet1.J28">0.0170229</text:p>
              </table:table-cell>
              <table:table-cell office:value-type="float" office:value="0.0137869">
                <text:p text:id="Sheet1.K19:Sheet1.K28">0.0137869</text:p>
              </table:table-cell>
              <table:table-cell office:value-type="float" office:value="0.0130829">
                <text:p text:id="Sheet1.L19:Sheet1.L28">0.01308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741078">
                <text:p>0.01741078</text:p>
              </table:table-cell>
              <table:table-cell office:value-type="float" office:value="0.01421086">
                <text:p>0.01421086</text:p>
              </table:table-cell>
              <table:table-cell office:value-type="float" office:value="0.0136175">
                <text:p>0.0136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849054">
                <text:p>0.01849054</text:p>
              </table:table-cell>
              <table:table-cell office:value-type="float" office:value="0.01506592">
                <text:p>0.01506592</text:p>
              </table:table-cell>
              <table:table-cell office:value-type="float" office:value="0.01452832">
                <text:p>0.0145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039564">
                <text:p>0.02039564</text:p>
              </table:table-cell>
              <table:table-cell office:value-type="float" office:value="0.0169702">
                <text:p>0.0169702</text:p>
              </table:table-cell>
              <table:table-cell office:value-type="float" office:value="0.0165286">
                <text:p>0.0165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330496">
                <text:p>0.02330496</text:p>
              </table:table-cell>
              <table:table-cell office:value-type="float" office:value="0.01919414">
                <text:p>0.01919414</text:p>
              </table:table-cell>
              <table:table-cell office:value-type="float" office:value="0.0186282">
                <text:p>0.018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330496">
                <text:p>0.02330496</text:p>
              </table:table-cell>
              <table:table-cell office:value-type="float" office:value="0.01919414">
                <text:p>0.01919414</text:p>
              </table:table-cell>
              <table:table-cell office:value-type="float" office:value="0.0186282">
                <text:p>0.018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44756">
                <text:p>0.02644756</text:p>
              </table:table-cell>
              <table:table-cell office:value-type="float" office:value="0.02149878">
                <text:p>0.02149878</text:p>
              </table:table-cell>
              <table:table-cell office:value-type="float" office:value="0.02070708">
                <text:p>0.02070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